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P1" style:family="paragraph" style:parent-style-name="Normal">
      <style:paragraph-properties fo:text-align="center"/>
    </style:style>
  </office:automatic-styles>
  <office:body>
    <office:text>
      <text:p text:style-name="P1">The Grind</text:p>
      <text:p text:style-name="P1">Welcome to the grind. The easy way out will always be there, but we have a dream. However unclear, however vague, we have a dream. Is this just a game? Is this just a waste of time? Is our dream worth chasing, whatever it may be? Give me an answer, here, every morning. A word is sufficient. You will have excuses, there will always be excuses, to not show up. And you will have one reason to show up. Choose between the two. You will give me an answer: you will show up, or you won't. I will be your reason to wake up in the morning. Or I won't. Your choice. Will you chase your dream? Will you fight every morning to reach me? And will you reach me? Your choice. I will be here, always, whether you show up or not. I will be in your heart, always, whether you set it ablaze or not. So, let me give you a few words of encouragement, ones to make it slightly easier to choose to fight:</text:p>
      <text:p text:style-name="P1">Coming here every morning will not be easy, the easy way out will always be there. The easy way out will always welcome you with open arms. But that's not what you want. You're not here for stagnation, you're not here to rot away. </text:p>
      <text:p text:style-name="P1"><text:span text:style-name="T1">You will be your own light, you will be your own stars.</text:span></text:p>
      <text:p text:style-name="P1"/>
      <text:p text:style-name="Normal">And that, is a choice that starts every time you wake up. So, with that in mind,</text:p>
      <text:p text:style-name="Normal"/>
      <text:p text:style-name="Normal">Day 1</text:p>
      <text:p text:style-name="Normal">I choose to fight. The night-front has been very active lately. It has shown me my weaknesses, in more ways than one. I have nearly given in to temptation this morning, and yet here I am writing this, starting something that could lead my life. Good grief, is that what I raised you for? To have control over yourself and do what you believe is right? How scandalous, imagine what our future self would say if he saw us. He would be happy. Yesterday, I wanted to try writing while I still had lots of energy left. It was great. And, I re-read that file called 'Untitled for now, but make no mistake, you're a story too'. I remembered what I was thinking when I wrote its words, I remember my emotions, my frustration towards writing, my doubts towards it. Thanks to TAW, and to you, they're mostly gone. We've done lots of stupid things in the past, and we'll do lots of them in the future too, but it's almost impressive that you manage to grow in the midst of all that. But I won't shower you with praise. The battle has just begun. You, dear reader, may have forgotten, but this is the second file that bears this name. The first one was deleted, because we failed right away. This is our second try. And I don't intend for there to be a third. I choose to fight, but it's not my demons that I will fight, them, I must welcome with warmth. It's myself. I choose to fight, because I want my dreams to come true, whatever they may be. Today, I choose to fight.</text:p>
      <text:p text:style-name="Normal"/>
      <text:p text:style-name="Normal">Day 2</text:p>
      <text:p text:style-name="Normal">Things are not easy. My life has been too easy recently, and that weakened me. Actually, would I truly become stronger if it's the circumstances that force me to do so? Yes, I think so. Regardless. <text:s text:c="1"/></text:p>
      <text:p text:style-name="Normal">No, this isn't supposed to be a diary, that feels wrong. I fucked up yesterday, and I don't intend to today. Day 2 of the grind has begun.</text:p>
      <text:p text:style-name="Normal"/>
      <text:p text:style-name="Normal">Day 3</text:p>
      <text:p text:style-name="Normal">It's difficult to get up with the alarm. You have to go to sleep earlier, you have to. You told me that one word was sufficient, so I'll take you up on that. Yo.</text:p>
      <text:p text:style-name="Normal"/>
      <text:p text:style-name="Normal">Day 4</text:p>
      <text:p text:style-name="Normal">This feels off, <text:s text:c="1"/>it's not what I'd have wanted it to be. Getting up is as hard as ever. This isn't giving me a reason to do so. Why? What are you lacking? Why do I not think about you? Should I just let time pass, and I'll eventually start thinking about you? Perhaps. But today too, I choose to fight.</text:p>
      <text:p text:style-name="Normal"/>
      <text:p text:style-name="Normal">Day 5</text:p>
      <text:p text:style-name="Normal">The going is tough, but are things getting better? Maybe they are. Keep going, that's the best thing we can do.</text:p>
      <text:p text:style-name="Normal"/>
      <text:p text:style-name="Normal">Day 6</text:p>
      <text:p text:style-name="Normal">It's seriously difficult to get up in the morning. I'll do it.</text:p>
      <text:p text:style-name="Normal"/>
      <text:p text:style-name="Normal">Day 7</text:p>
      <text:p text:style-name="Normal">This is starting to feel rather pointless. Let's keep it up, let's write down anyway.</text:p>
      <text:p text:style-name="Normal"/>
      <text:p text:style-name="Normal">Day 8</text:p>
      <text:p text:style-name="Normal">As things stand, this file is useless. So are you, but my concern is this file. We will write more. A summary of the day before, plans for the one that comes, whatever, we will write. It's what we wanted to avoid because it was hard. Ah... The easy way took us before we knew it. Bullshit, you're the one who took it. AHAHAHA, YOU KNOW, I WAS JUST WONDERING HOW OR WHERE HUMANS USUALLY CHANNEL THEIR NEGATIVE EMOTIONS TO GET THEM OUT OF THEIR SYSTEMS, BUT AS IT TURNS OUT, WRITING ISN'T BAD. OH, HOW I'VE FORGOTTEN ABOUT WRITING OUT MY ANGER. FUCK YOU. FUCK THEM, THEY'RE IDIOTS. THEY'RE FUCKING IDIOTS WHO THINK THEY'RE SMARTER THAN THEY REALLY ARE. AND YOU, DON'T THINK YOU'RE GETTING AWAY EITHER. YOU'RE JUST A USELESS MORON YOURSELF. Shit. Fuck. Fuck this shit. So tell me, how do we get this filthy shit out of our system? How do we do it without hurting anyone? We can't, is the first answer that came to me. We want to hurt. That's the nature of anger, of rage. I want to get rid of it. Throw it away? If only it were that simple... Ignore it till it's gone? Hah! As if. I'm not throwing things under the rug. Ah, then talking it out, huh? Yup, I guess. Jackpot. Jackpot indeed. Although, I'm not gonna lie, I don't especially feel like talking to them. At least, however, we do know the solution, and who to blame if you still feel angry. </text:p>
      <text:p text:style-name="Normal"/>
      <text:p text:style-name="Normal">Day 9</text:p>
      <text:p text:style-name="Normal">So working out is the root of all good, it's the catalyst, the alpha, the beginning. While it is the actual catalyst for us, I didn't think I'd need to rely on it, but... Waking up and working out is something I've never done before. Let me correct myself: I've woken up to run, a lot. I have, however, never woken up to do cardio. In fact, I didn't really do cardio this morning, it was shadow boxing. Meaning, it doesn't kill me the way running does, and leaves me with not only motivation but also energy. Who knew that having energy was a good thing? The way I lived, doesn't seem like I did. Anyway, I plan to do this everyday. This file is simultaneously gaining more importance and losing relevance, what a strange thing. Must be related to its original role. That is being lost to working out early, while it is gaining the role of a diary. Oh, and by the way, the night front has been... Very active, lately. Must be because I've dumbed down this past month and a half, lost my edge. No, even more than a month and a half. In any case, we're trying to undo that. However, I must say that the level of aggressivity is quite high, perhaps the highest it has ever consistently been. No, maybe the early days were worse. In any case, it's not good. Until we do something about it, that is. I fully intend to grow.</text:p>
      <text:p text:style-name="Normal"/>
      <text:p text:style-name="Normal">Day 10</text:p>
      <text:p text:style-name="Normal">I'd almost forgotten. To come here. Working out is doing more good than anticipated. Who would have thought that a work out or two was sufficient to pull a brain out of the slums and make it arrive to 35 solved puzzles after a month of lethargy. Dual enhancement is great. It's even better when it's powered up by the Pygmalion effect. In any case, the night front was fairly aggressive tonight too. Not physically aggressive this time around, but there was a quite a bit of... how should I say... arousal and all...? That's good enough. </text:p>
      <text:p text:style-name="Normal">If you didn't guess from the beginning remarks, we are in fact not in the morning. It's 18:30. Every time I tell myself that I should start writing at 17, but every time I fail. Will I get it right one day? Oh, I have been successfully going to sleep at 22:00 and waking up at 8am...ish. At least, we're going to sleep on time, and if the night front is calm, we can also wake up on time. Not all is bad, after all. Let's build on this. Try not to get interrupted, our mistake last time was thinking that nothing could interrupt us. Now we know that that's bullshit and that anything can stop us, and it's up to us to not stop. By the way, by last time I mean the beginning of July. We were alternating days when we ran and when we did normal workouts. And it was our peak physical form. Lasted all of four days, but it was peak. Interrupted by wisdom tooth removal. Fuck me that was bad. Oh well, that's in the past.</text:p>
      <text:p text:style-name="Normal">Now, we're in the present. I am, not you. You're in my future. But I guess I could say I'm in your present, as a fragment of the past. In any case, you're in my future. And you're also my future. Do your best. I will do mine.</text:p>
      <text:p text:style-name="Normal"/>
      <text:p text:style-name="Normal">Day 11</text:p>
      <text:p text:style-name="Normal">And everyday it's harder to show up. But will things turn around starting today? Who knows. They might. I've been trying to push for long, to no avail, failing hard against myself. Failing hard to defeat myself. Will that change? Doesn't really matter. I don't care, actually. I do know that I've listened to a few motivational speeches, earlier. It's been a while. They might be the help that I need. The part of my environment that can make me go forward. I've been losing motivation. And it's been years since I last listened to a motivational video. Or, at least, that's what it feels like. I think at first I just gradually stopped watching them, for no reason in particular, but at some point, I've come to intentionally avoid them. Self. Namely, I wanted everything with my own hands. To be my own light. To be my own star. </text:p>
      <text:p text:style-name="Normal">It was greed that made me want to get whatever I'd get with my two hands alone, with help from no one. Greed... Or maybe lust... And for what? I'm not even sure. As strange as this sounds, it was lust for growth. I wanted to grow as much as I could, and I'd decided that that was achievable if I did everything by my own. </text:p>
      <text:p text:style-name="Normal">You know, that's stupid. But we're still in the middle of doing it. It is objectively stupid, but I don't want to give up on it, not entirely. </text:p>
      <text:p text:style-name="Normal">But, you know what? We're writing in the wrong place. We've got a story to continue.</text:p>
      <text:p text:style-name="Normal"/>
      <text:p text:style-name="Normal">Day 12</text:p>
      <text:p text:style-name="Normal">Searching for meaning in tragedy, all the while knowing deep down that there is none. Humans. An accident happened, but, the outcome is as of yet uncertain. There is hope, but, we can but pray. And, when I think about it, it's ironic. I, who claimed to live by the void principle, I, who said that it was stupid of humans to wait and do nothing until something bad happens, I, right now, what do I have to show for myself? What do I have to show for the twenty one years I've been alive? Progress all you want, make as many small steps as you want, grind all you want, but you cannot deny that now, looking at your own hands, they're rather empty. </text:p>
      <text:p text:style-name="Normal">I'd go on on how utterly selfish you are, but... What use is complaining now? What good will it do? The best we can do, I guess, is to take it and keep moving. Take everything, and keep moving. Keep grinding. Day by day, step by step. Let's go.</text:p>
      <text:p text:style-name="Normal"/>
      <text:p text:style-name="Normal">Day 13</text:p>
      <text:p text:style-name="Normal">Ah, my favourite number, alongside 3. But is today a good day? So far, you've done well, to a lesser degree. Meaning, you could have done better, but also worse. A lot worse. Day's a few hours away from being over, but time is still time, and there will be no excuses. My, it seems motivational videos do provide a lot of help. Oh, about that. You've stated last time that it was out of greed that I'd rejected them. Moron. It seems that sometimes, you forget your own reasons, and come up with things that are convenient for the moment to explain. It wasn't greed. The things you insulted by calling them greed, those were principles. By my own hand, that had been my declaration. It was not greed. Those were the principles I'd believed in. Have I betrayed them? Clearly, the answer is yes. I do not offer excuses, but I will tell you why I've betrayed them: for the same reason I broke my promise to not write, that is to say, because I think both were stupidly ineffective. The only reason we'd started that thing of deciding not to write was because someone else had done something similar. Yuika had stopped music to focus on her studies. But here's the catch: you're not Yuika. Things that work for others, they don't have to work for you. You really are an idiot sometimes. Getting to write wasn't a good enough motivation to push us; we were lacking from the get go. So, the decision was to do both at once, to do everything together. As for my principles, well, to illustrate it I want you to recall the Simply Guitar ad, the one where someone uses the app to learn how to play, and someone else decides that one must first read every book that has ever been written, twice, before laying hands on the instrument. And, he also hunts whales by hand so that he can make candles to illuminate his room. Electricity was clearly too easy. </text:p>
      <text:p text:style-name="Normal">Humans do better with help. I don't need you to discover gravity, theorize relativity or master electricity. Others have done that. You stand on the shoulders of giants, whether you want it or not. And you will need their help, if you want to achieve what you want to achieve. If you want to be the best writer that has ever been. Your belief was that you would grow strongest if you did everything alone. I see your logic, but progress is so much quicker and easier with help, and those who are helped progress far beyond those who aren't. While their strengths might be lesser, tell me, by how much? It is my belief that their strength is actually greater. And so, I've betrayed myself. For the sake of my self. Enough rambling here. I was considering waking up at 4am tomorrow. I would certainly love to train outside at that hour. It should also allow me to get more shit done. Problem is: is it sustainable? Prior experience has shown that the answer is no. I don't want to be the same as my past self. I'd abandoned the fight after a few losses in a row. No, I want to fight harder. I want to try. I want to try until I succeed. Good. Then it's decided. Make changes to your night routine. We have to be able to sleep without delay. We'll be underslept tomorrow, but changes apply from tomorrow evening onwards. Good, let's move to the important file then.</text:p>
      <text:p text:style-name="Normal"/>
      <text:p text:style-name="Normal">Day 14</text:p>
      <text:p text:style-name="Normal">Maybe 13 really is our lucky number. The sun has yet to rise. It's currently 05:48. But, that's not the best part of it. The best part is: we woke up an hour and forty eight minutes ago, and went out to shadow box. Exactly as planned. Actually, we woke up an hour and fifty-three minutes ago. Let me make things clearer: I want to slap you for not getting help earlier. Our alarm was Nike's 'Rise and shine' motivational speech. Old, but gold. The usual. And, we woke up with it. No qualms, no buts, no nothing, we just, boom, woke up. While I did say that I wanted to slap you for not getting help earlier, as I wrote that sentence I realized that maybe what happened today wouldn't have been possible without our... dubious life choices. Or maybe it would have. I don't care. Can't change the past. The only thing I want to complain about is as follows: waking up at 4am everyday is a very real possibility, what with the ease you did it today. However, your motivation may dwindle over time, and we'll need to replace it with discipline. Meaning, we have to pavlov ourselves into getting up at an alarm sound. The inaccuracy you've made today is then to not wait for the alarm clock, which was set at 4:00, to ring, and instead got up at around 3:58, when 'Rise and shine' finished, and disabled the alarm clock. In other words, we must time things perfectly. That is, set RaS at 3:57am. We'll check it's duration, but 3:56 might be the better choice. </text:p>
      <text:p text:style-name="Normal">Another thing I wanted to talk about: when you woke up, a certain question was... going through your mind: 'What the fuck am I doing up at 4am?' I knew I had to work out, but I had doubts, because what the fuck was I doing waking up at 4am. Well, um... I must say, I have no idea. No seriously, what the fuck was I doing up at 4am. Keep it up, but why? Dunno, we don't need a reason. Actually, we have reasons, but they're vague and, well, keep it up? About that. I was wondering whether I should seriously be getting up at 4am everyday. Could I get away with 6am instead? What's the point of 4am? Ok, let's look at it with whatever cerebral capacities we have left. Looking at it positioning-wise, 6am is just a superior choice. The advantages of waking up at 4am are... limited, when compared to six am, and it's a lot less sustainable. Even if we did sustain it, what more would we be gaining? And what about the hours of sleep we lose? Don't forget that those debts will pile up.</text:p>
      <text:p text:style-name="Normal">So, in short, the wise decision is to wake up at 6am. Got it. Fuck me some people snore loudly, loudly enough that I hear them a from few stories above, what the fuck. And what kind of sleeping posture... No nevermind, let's not slander absolute strangers. </text:p>
      <text:p text:style-name="Normal">Oh. You're losing control. Don't. Sleepiness will settle. Don't. Not yet, at least. Or, actually, do? Yeah, let's get up at 8, I guess. Get some more sleep, then you meditate. Alright, later then. Oh, and do allow Kyuukurarin to dominate your mind. Write the best you can.</text:p>
      <text:p text:style-name="Normal"/>
      <text:p text:style-name="Normal">Day 15</text:p>
      <text:p text:style-name="Normal">Yesterday night was this to becoming a catastrophe. It was a straight failure, short of being a debacle. Ok, shit, I'm losing focus here too. Yesterday I went out to hang out at a friend of mine's, and as usual, those are streak breakers. That's ok, I was willing to take on the challenge. And it was a nice evening, returned home at around 1am, set the alarm clock for 6am. Then, for some reason, I was overcome by lust. That's normal you'll say, but thing is, I thought that this was one of my best states yet? And yet, I put up virtually zero resistance. None, nada, nothing. It was only much later that I was saved by the bell, was getting bored of it all and went to sleep. Clock was reset to 8am, and now I'm trying to make the best of these new cards. So, why the fuck didn't I put up any resistance? Frankly, I'm not sure. My current theory is a combination of factors: weakened state of mind due to coming home from a relaxed evening, complacency and repeated attempts in the night front. I think it's worth expanding on complacency. As I said, I thought I was in one of my better states, but now in retrospect, as a theory that fits the data, I'd say that I've made the wrong assumptions. I'd grown more disciplined so I thought I was stronger mentally, and this made me grow complacent. Overcoming this part of myself isn't about discipline, or at least it's not the main thing. It's about willpower. There's a thin line between the two, and I was even thinking that they were two expressions of the same thing, but now I think they're not. They are deeply intertwined, but they're not the same. Yesternight, unlike all those other times when night was my domain and I was untouchable, I didn't have a fire burning in my heart.</text:p>
      <text:p text:style-name="Normal">Alright, that's enough about yesterday. Let's look at today now. You have a set of cards, make good use of them. Play them well. Also, Napoleon's battle at Rivoli is his true masterpiece. Saw it on EpicHistoryTV. Brilliant, absolutely brilliant. </text:p>
      <text:p text:style-name="Normal"/>
      <text:p text:style-name="Normal">Day 16</text:p>
      <text:p text:style-name="Normal">Have I missed one day? Depends on how you see it. We haven't gone to sleep yet, but it's a little past midnight. I need help. From others, from myself. I need a push. Who can give it to me? Myself, is the only one, as far as I know. You need time to yourself. You're drowning me in a never-ending stream of content, giving me no time to think. I need time. And discipline. I guess there are bad days too. Yes, there are such things as bad days. Let's go to sleep now. I don't want tomorrow to be a bad day too. I don't want that. Tomorrow, give me time. Everyday, give me time. Time to myself. It's important. Very. Let's go to sleep. </text:p>
      <text:p text:style-name="Normal"/>
      <text:p text:style-name="Normal">Day 17</text:p>
      <text:p text:style-name="Normal">I'm losing it again. Let's see what happens. Will I lose it? I'm trying. It's not easy.</text:p>
      <text:p text:style-name="Normal"/>
      <text:p text:style-name="Normal">Day 18</text:p>
      <text:p text:style-name="Normal">Was not home for long today. My priority is recuperating sleep, with the belief that we were doing well because we were well. This belief will be put to the test as soon as possible, meaning you're allowed to do whatever it takes to repay our sleep debts, so long as it doesn't cause total failure. I will have normal amounts of sleep tomorrow, or at least I'll try, God knows the night front likes to have a say in that, and overmorrow I have blank check. Hopefully, that will be enough to put us back on track again, a derailment is the last thing we need. Today didn't belong to me, let's make it so that isn't the case for tomorrow. Ah, those words are already a year old now, “Tomorrow's ours”. This year it was “Fly to the sky”, I wonder what it'll be now. Wait, so “Tomorrow is yours” is actually nearly two years old. Time flies, as always. That's enough, let's go to sleep. Oh, and I mean: sleep. </text:p>
      <text:p text:style-name="Normal"/>
      <text:p text:style-name="Normal">Day 19</text:p>
      <text:p text:style-name="Normal">I was losing it. I'm still losing it. I needed motivation to get back up, and now I'm back up. For how long? Not long enough. But I did figure out your biggest problem. You truly lack discipline. You will find excuses, and what's more, you will plant seeds to have new excuses in the future. Oh, you've bought that subscription so surely you must make the most of it. Oh, you've bought that game so surely you have to play it. No. Don't. That's not what I want. I want true discipline. When was the last time we talked about freedom? About becoming truly free? It's been a while, but I do want it. I don't know why I want it, maybe just for the sake of itself, but I want it. I want you to be strong. Beyond getting loved by others, I want you to be strong, because I am you. I want to love you. I. Do. It's not about others, it's about you, and me. </text:p>
      <text:p text:style-name="Normal">Listen, you know very well that no matter what happens, there will always be excuses, there will always be reasons to not do what needs to be done. Don't listen to them. There will always be a birthday, or that anniversary, or this exclusive thing, or that great event, or school's starting soon so I gotta do this now, or this or that other bullshit. There will always be excuses. You will be tired. You will not want to put in work. But, I will want you to. I want you to dominate yourself, to dominate your mind. I don't want our emotions, our feelings to dictate our lives. I. Want. You. To do that. You, and no one else. We've been slowly losing it, after our initial burst of motivation was gone. We will be losing it again, starting tomorrow. Unless you have a say in it. </text:p>
      <text:p text:style-name="Normal">You will not feel like it. You won't. Oh, I assure you, I know you so well that I can bet my soul on it. The time will come when you will not feel like it. It will. When that time comes, face the man you have to face, face your worst enemy, face your fate. When that time comes, you will face yourself, and you will awaken true discipline. And you will do over and over and over and over and over and over and over and over and over again. Until that discipline is ours, you will have to do it. Until it becomes part of us, you will fight the man in the mirror. Until our soul is free, we will fight. Now, show me what you've got. </text:p>
      <text:p text:style-name="Normal"/>
      <text:p text:style-name="Normal">Day 20</text:p>
      <text:p text:style-name="Normal">My, 20 is a pretty big number. Let's keep it going. It's not easy. The biggest problem is the morning: it takes me about two hours to clean up and cook in the kitchen, and I start way too late, at 12. What's more, it takes a lot of energy from me. Hm, the only way to fix that is to start early and have time to <text:span text:style-name="T2">rest</text:span>. As in, actually rest. Sleep. Take a nap. That's going to be tomorrow's goal: cook early, take a nap. The rest, I leave to you. Au théatre où on joue ta vie j'ai vu ton nom sur l'affiche. Make it a good story, one that I like.</text:p>
      <text:p text:style-name="Normal"/>
      <text:p text:style-name="Normal">Day 21</text:p>
      <text:p text:style-name="Normal">I wrote file 0 today, but that's not important. I finished Nier Automata. Ending E. Heck of a boss fight. Business Division VI was really something. I had to kamikaze into Marketing Division. 'Twas tough. But, despite all the techniques I'd developed to reach Marketing Division and to eliminate it, I could n0t get much further. I always ended up dying. It was impossible, on my own. I now understand what they talked about when they talked about the impossible boss fight. I know understand it. Initially, I couldn't connect to the network, because I was using a VPN. So, for a few hours, I was fighting it out on my own. Then, because I was growing frustrated, I searched it up on the internet. I discovered that, if I were connected to the network, things wouldn't be impossible. I disabled the VPN, died one last time. Then, I saw a message of encouragement, from someone from Japan. Thank you, stranger. I accepted their help. The name of the song that plays during the end credit scene is “The Weight of the World”. I looked it up on YT. There was a certain comment under it that I liked. “The weight of world isn't heavy if we're all here to carry it with you together.”</text:p>
      <text:p text:style-name="Normal">And, that's not quite why I'm here. It felt nice. I hadn't completed the game. In fact, I'd gone for A2's ending, just replayed it right away from Chapter select. There was still a little to be done. But, I chose to save others anyway. And, you know. I don't want to save others for the greater good, I don't want to do it so I end up in Heaven if there is such a thing. I don't want to do it because of myself. I don't know why I did it. I'm going to be honest with you, I don't know why I chose to help others. In the end, it could be because I'm selfish, because I want people, or God, to think that I'm a nice person. I don't know why I did it. But, I do know a reason that I'd want to have. I'd be very happy, if I saved others so that they could feel what I felt too. It would be nice, if I saved them so that they get to have a good time too.</text:p>
      <text:p text:style-name="Normal">You know, that's why I'm here. It would be nice, if we wrote so that others have a good time reading. That's what I wanted to say.</text:p>
      <text:p text:style-name="Normal"/>
      <text:p text:style-name="Normal">Day 22</text:p>
      <text:p text:style-name="Normal">Days are coming and going, and I'm losing count. We've loosened quite a lot yesterday. In fact, it seems we loosen gradually over some time. I see, it's been a week since we woke up at 4am. I'm being reasonable and waking up at 8am instead. Should I really be reasonable with myself? I think the answer is yes. You know, from these entries it looks as though it's been a disaster lately, but it wasn't at all. Or, at least, it doesn't feel like it. Sure, it wasn't great, but it wasn't horrendous either. Anyway, that's enough fooling around. Keep up the seriousness. Ah. I see that I've failed to write down minor successes. That explains the contrast. No matter. I'm not completely an undisciplined caveman. But, I do think we have to be less reasonable. We need more time. With the time we have, it's hard to get stuff done. 6am. Got it. We have to succeed with 6am. I don't know why. But I think we do. I don't feel it, but I think it. Got it. Then, go to sleep slightly earlier. Got it.</text:p>
      <text:p text:style-name="Normal"/>
      <text:p text:style-name="Normal">Day 23</text:p>
      <text:p text:style-name="Normal">You're messy, but you're doing better. Keep it up like this, keep on building momentum, don't think that this is good enough as a routine yet. And, as I've repeated all day: consume, consume and consume some more. The internet provides endless consumption opportunities, so consume, consume, consume, not. Stop gorging yourself with streams of useless information, feeding yourself like some farm animal for their fat. Give yourself time to think. But you're already doing that, so keep it up. You're not doing badly, but we can do better. Things are looking up so much that we might actually get to consider the quality of your moves instead of getting you to make moves in the first place. This is a game, and we will have to play it the best we can. </text:p>
      <text:p text:style-name="Normal"/>
      <text:p text:style-name="Normal">Day 24</text:p>
      <text:p text:style-name="Normal">Partial collapse. Discipline lacked in second half of the day, Nenechi's livestream and Titanfall 2's campaign, and the day was lost. Well, at the very least, I don't consider it a waste, it was fun. Oh, with Titanfall 2 I mean to say that I started the campaign somewhen at 7pm, and ended it maybe an hour ago. It's 3am. It was fun. A well done campaign, a well done story. So let's be serious for all of ten seconds. The collapse was due in part because of my being unable to break away from Nenechi's livestream, and in part because... No, actually, that's all. Afterwards, I'd decided to play since it was past 5pm and I'd considered the day lost, even though I knew I could bounce back. Ah, but the lack of motivation can be attributed to what you were about to mention but didn't: did too much this morning. Lost a lot of energy. It only makes sense that our plays would result mediocre at best. In other words, either fight like a demon, or rest. Now you know. Now you know, and the shame will be on you the next time something like this happens. You will have no excuses.</text:p>
      <text:p text:style-name="Normal"/>
      <text:p text:style-name="Normal">Day 25</text:p>
      <text:p text:style-name="Normal">You messed up a bit. Today too, we didn't write. Well, there's 45 minutes left, and we still have to eat dinner. Tried to do too much stuff, then fell down rabbit holes, and so we messed up. </text:p>
      <text:p text:style-name="Normal">Oh well. There was something else I wanted to mention: the re-introduction of cycles. Basically, to avoid what happened yesterday, we'll make use of the 4-on, 1-off cycle we'd used back in August 2018. 4 days of activity, one day off. This should only hold advantages, however, those advantages will be positional in nature: it will be up to you to convert them. Not to mention, this will last for an indefinite amount of time, instead of the thirty days of back then. In other words, lots of time to set yourself up as good as you can. We're creating a routine, make it work. Make it work. This time, I am looking for good play. Make good moves, otherwise it's all pointless. Avoid messing up like today. I said 'a bit', but really, we messed up on the most important thing. Writing is the point of all of this. It's the fucking reason we're doing this whole thing in the first place. Do. Not. Mess. Up. On. This. You can afford to fuck up everything else, but not writing. You can mess up your life, but. Not. Writing.</text:p>
      <text:p text:style-name="Normal">Not all is lost yet. Don't go throwing in the towel before the day is over. Even if it's one minute, there is still time. It's not over until it's over. It's not over until it's over.</text:p>
      <text:p text:style-name="Normal"/>
      <text:p text:style-name="Normal">Day 26</text:p>
      <text:p text:style-name="Normal">Now, you fucked up proper. Get yourself together. Things are starting to go downhill. </text:p>
      <text:p text:style-name="Normal"/>
      <text:p text:style-name="Normal">Day 27</text:p>
      <text:p text:style-name="Normal">Normal, I guess. Neither good nor bad. But, the day is still far from over. There's still much that can be done. Oh, just one thing. Fubuki finished FFXVI just earlier. It was my first time seeing her crying. I wasn't really against it, it was a good story after all. Still, she found it painful that the ending wasn't as happy as it could have been. Maybe, or rather, I've always been one to make things sweeter. Guess I have one more reason to stick to that. </text:p>
      <text:p text:style-name="Normal">Something about it was also... Parabolic? I'm not sure about the word. I was there at the beginning, and here I am, still listening to her now, as she talks about this and that. It was only two months ago that this story started, but I have fond memories of watching her stream it on the train. So, I wanted to be there in the end. </text:p>
      <text:p text:style-name="Normal">I think, this will be the last. I don't want to call it an excuse, but there will always be excuses to not do what should be done. I mean, don't get me wrong, I'm not stopping watching her streams, I just mean, this was the last time I'm allowing this type of thing to happen, this type of excuse to be used. Will it? Ahahah, of course not, but I'll try to make it. I'll try. So, see you.</text:p>
      <text:p text:style-name="Normal"/>
      <text:p text:style-name="Normal">Day 28</text:p>
      <text:p text:style-name="Normal">Besides the fact that I wasn't home for long today, I've been failing to wake up at 6am. It's a fight, and I'm losing. I'll keep trying, but, I really have to try. I really have to try. Harmony, I want you to try. </text:p>
      <text:p text:style-name="Normal">I'm not talking of the good things I do. I never talk about them. It makes this voyage look so negative. Today, I was kind. Something I haven't done in three years: I bought someone something. I bought a drink for someone who needed it more than I did, and gave him the change. And, since I was out on my own for a long while, I listened to music, and I finally appreciated how weak I was when I wasn't with just myself, and I did my best to be strong, that's why I could give. I was supported by very good music all along, they're the push I needed, but don't forget, the reason everything happened is you. Keep being your strongest, no matter how weak it is and how many times you fail. Keep being your strongest. You'll fail, that's inevitable, but try again. And again, and again and again, as many times as it takes. To do what? Just to be strong. So that I can be myself, no matter the circumstances. Yeah, that's a good enough reason. Also, I want a best friend. But, I'm not good enough for that yet. Or, at least, I don't feel I'll meet a best friend anytime soon, and that's ok. For s long as it takes, I'll do my best, alone or not. For what? I'm not sure, but I am sure that that's what I want to do. Because, maybe because it feels great. Yeah, not a bad justification. So, see you.</text:p>
      <text:p text:style-name="Normal"/>
      <text:p text:style-name="Normal">Day 29</text:p>
      <text:p text:style-name="Normal">We have to talk about the nightfront. Let's lighten the mood a little with something I wanted to mention before that, but then we'll have to seriously talk about the nightfront. </text:p>
      <text:p text:style-name="Normal">I was up at 6am today. Let me be more precise: I woke up at God knows what unholy hour tonight, then failed to fall asleep until the 6am alarm rang. And, I was left with a certain important question: what the fuck was I doing up at 6am. And I failed to find an answer. Alright, so there are things that I could do at 6am, but, the ultimate conclusion is that waking up at that hour is counter-productive. It would require a change in my routine, and stuff like that, but basically I decided that we're getting up at 8am. At least for now, that's what we're doing. Until I think up a way to make 6am work, it's 8am.</text:p>
      <text:p text:style-name="Normal">So, with that out of the way, let's be serious. Ever since we begun this grind, ever since we've been picking ourselves back up, I've been doing well on the nightfront. Since the evening we wrote File 0 in particular, I have yet to lose any fight. Any. No matter what nightmare happened, no matter what temptation came, I'd imposed my will. Without fail. To put it simply, this is the strongest I've ever been on the nightfront, and the worst part of it all is: it's because of my own strength, because of my own willpower. </text:p>
      <text:p text:style-name="Normal">And, you might be wondering, why am I painting this whole thing in a negative light? Basically, it's because of tonight's dream. Or maybe, yesternight is more accurate. Regardless, it's about the dream I just had, it's about how it ended. I don't remember what was happening, but it ended up with me, victorious yet again, remembering my ancestors from ancient Greece, and thinking of honouring them. I was thinking of my own name, and I'd decided that I'd call myself the same name as my mother. It started with My-, but I don't remember the rest. I am under the impression that it was the name of some Greek hero, one that may not have existed in our world. And, I was walking towards my father's room. All along the way, I'd been imposing myself, I'd been thinking of what I would do now that I was this strong, about how I'd give women in my clan equal chances and stuff like that. I glided in the air through a sort of corridor, towards my father's room. He was the king, although his throne room was a lot more akin to an office, and there were two important political guests, or at least that's the image I had. It didn't matter, because I had entered the room, I was to talk to my father, therefore they had to leave the room. </text:p>
      <text:p text:style-name="Normal">Before I continue, let me explain another thing: if you read my Dream Journal from 2 years ago, you'll find that at some point I talked about a guardian, and I mentioned how I thought that someone was a guardian because they always took the shape of someone I trusted, and how they were always around me. Well, I now think that it'd be more accurate to call that entity my worst demon. The way I see it, those types of entities can mimic the feeling, the presence of someone close to us, and our own brains finish the job by making us see them as that someone. And, he's gotten really good at feeling like a certain person I trust. There are two things about it that make me think it's a demon, my demon: it is always close to me, except when I'm in a nightmare, except when it is worse for me to be alone. In those times, its presence disappears. The other thing I've noticed, is that sometimes, I am the only one who can see it, as though it were some hallucination of mine, as though it only existed in my head. That is not normal. I know nothing of the world of dreams, but my instincts scream at me that even in dreams, that is not natural, that is not something that should happen. I was always under the impression that we were at our rawest in dreams, at our most naked, our personalities were stripped bare, and only the most fundamental things about us would stay. And that means that there's transparency, that everything is laid bare, for everyone. But then, why would that entity be invisible to all but me? Why would it be inexistent to all but me? Oh, one more thing, I do believe that it is the one who instigated me to do those things I hated myself for, those many acts of violence that I've committed. I wouldn't at all be surprised if that entity were to be the same entity that had dragged me down into this hell on that February night two years ago. So, with this as preamble, let's get back to tonight's dream.</text:p>
      <text:p text:style-name="Normal">My father was very proud of me, and he'd exclaimed that at last, as that entity had told him, I was becoming worthy, and that that entity had told him that it was because everything was so sweet and easy that it took so much time. But at the time, I wanted to object a bit, to tell him to take into account the fact that I was only five years old. And you know what? I think a lot of things would make a lot of sense if I were indeed only five years old in that world. My level of intelligence, my lack of awareness, my ingenuity, all those things would make sense if I were a mere child in that world. I wanted to ask my father whether he'd also already done so much by the time he was five, because I was pretty sure he hadn't, but that was of little importance. I then proceeded to show my willpower directly to him by ripping certain piercings out of my ears, they felt like some heirloom, a proof that I was ready to succeed him, or at least to do what needed to be done, to make the next step, whatever that was. It's the second night in a row that I felt my own blood shed. It's also the second night in a row that I woke up God knows when. On both nights, after those physical hurts, I woke up. So, now you know why I was already up when the 6am alarm rang.</text:p>
      <text:p text:style-name="Normal">Let's get back to a certain question now: why did I paint my becoming stronger in such a negative light? In short, it's because I believe that I'm playing right into my demon's hand. </text:p>
      <text:p text:style-name="Normal">So, what am I to do? What's the alternative? Should I allow those nightmares to kill me everytime? I don't think that's the answer. The answer I will try, for now, is overwhelmingly white. I don't think overblue's gonna cut it. I'll try something new. I'll try something purer, also fully based on my heart. The biggest issue, of course, is actually implementing that answer. I might have to dance to my demon's strings for a long while, before giving that answer, though I hope that isn't the case. I'll do my best. Today was a very long entry. That's what happens everytime the nightfront is involved. Hey, good luck, and see ya. Oh, and I'm also seeking help from God. Hopefully, he's able to help. I mean, I do think he's always able, I think it's about me. In all honesty, I have lots of doubts regarding God, but we'll talk about it when I feel like it, or when I've sorted everything out, whichever comes first. So, see ya.</text:p>
      <text:p text:style-name="Normal"/>
      <text:p text:style-name="Normal">And, what about writing? You're lacking discipline. Let's move.</text:p>
      <text:p text:style-name="Normal"/>
      <text:p text:style-name="Normal">Day 30</text:p>
      <text:p text:style-name="Normal">Hi. I'm tired. Did you know? Today was supposed to be a rest day. I didn't do much of anything today, basically only played games because that was the plan, you know, 4-on 1-off (a hiccup explains the one day delay). So, question. Why do I feel like shit? The answer is, yet again, I don't know. But, what I do know is, last December, when we decided to not play video games on this brand new gaming laptop in order to fully focus on writing, we felt the most alive we'd ever have. Because we wrote. Because circumstances favoured lifefulness. So, indefinitely, we're sealing away games, deleting all video games and uninstalling Steam and all. This is the kind of thing that is destined to fail, we're destined to play video games at some point in the future, but just for the time being, for the immediate future, please, focus on ourselves. Trust in this gambit, trust in me. Also, I dislike the above entry. Whatever, we'll leave it there. Well, see you.</text:p>
      <text:p text:style-name="Normal">On a side note, I found it painful to delete Nier Automata. Sorry, Nier. If I ever come back, you'll be the first I play. I promise, and I promise to not forget this promise.</text:p>
      <text:p text:style-name="Normal">All deletion complete, storage went from 96% full to 30%. Hopefully, such a big impact will also be seen in your daily life. Slowly, but surely, if things are to be the same as in December. A snowball effect, and hopefully, one day you will not feel like playing video games, because you know they won't be as fun as writing. Hopefully, one day that feeling comes back.</text:p>
      <text:p text:style-name="Normal"/>
      <text:p text:style-name="Normal">Day 31</text:p>
      <text:p text:style-name="Normal">We masturbated for the last fucking time. You've been reasonable, you've been complacent, see where that took us. Two summers ago, we'd begun a training regimen we failed to finish. It was harsh, on purpose, and we'd written down words about it: “Not designed to keep you fit”. It had been designed to break you. And break you it did. But the worst part was: we'd failed to get back up. So, here's a little proposition that you will follow: starting now, we're testing your willpower. Every day, we will be testing it. Every day, I will be pushing you to your limits. Everyday will be made to break you. Well, not quite, rest days will still be a thing. But starting tomorrow, we wake up at 6am to study. After we're done studying, at 8am, we work out. At 10, you start preparing the meal. You get three hours break from 12 to 15, after which, according to the day, you act. Barring the rest day, the morning I described is a fixed routine. During the entire duration of this regimen, you will not give in to any sort of temptation. No snacks, no going out, and no fucking masturbation. In honour of the US Navy Seals BUD/S training, this regimen will last 24 weeks. Fortunately for you, we're on day 31, which we will count as one month. Of course, this month doesn't count into our regimen, nah, it just means we can start off a new phase with total peace of mind. It will start tomorrow. It will last 24 weeks. Let's give it a cute name. Ahah, 'Re-Create'. It has the added irony of possibly meaning recreation, you know, fun break? That thing you won't get. Lest you misunderstand, let's be clear, you can have fun, and you will have breaks, but I won't give you a break for these 24 weeks. It will be my task to be onto your ass 24/7. If I fail, well, I won't. Mark my words, our consciousness will always be there, whether you want it or not, I will always be haunting you. Now, get to work.</text:p>
      <text:p text:style-name="Normal">“[...] and nothing good will happen in this shell. Nothing new will sprout, no ideas will bloom, no one will be reborn.” So, let it be called Renaissance.</text:p>
      <text:p text:style-name="Normal"/>
      <text:p text:style-name="P1">Renaissance</text:p>
      <text:p text:style-name="Normal">Week 1</text:p>
      <text:p text:style-name="Normal">Day 1 (32)</text:p>
      <text:p text:style-name="Normal">Everything went as planned so far, as much as they could have anyway. Got up at 6am, made coffee and proceeded to study. However, at 8 I had to get ready and head out, and only came back a little before 14. But, I did study starting at 15, with no breaks except my lack of focus. Should I have breaks? No, your lack of focus is enough. You certainly don't feel that tired now. And now, a little past 18. As I thought, I had a hard time switching between studying and writing. As much as I don't want to say this: when 18 came round, I was somewhat reluctant to write. Not because I don't want to write, but because I was in study mode. I don't know how to explain it. In any case, I didn't like it. So, thankfully, we'd already planned ahead to write here first, so that switching is easier. So, um, all according to plan so far. How the fuck. Now, the fact that you planned this isn't that impressive, but, the fact that it's working, it makes it... a little impressive. Like, I'm a bit impressed. I guess this is one of the first times one of our plans actually goes according to plan. So, thanks, I guess? Whatever, let's write.</text:p>
      <text:p text:style-name="Normal">No, switching is hard. Harder than that. You can't really on music forever, plan better.</text:p>
      <text:p text:style-name="Normal"/>
      <text:p text:style-name="Normal">Week 1</text:p>
      <text:p text:style-name="Normal">Day 2 (33)</text:p>
      <text:p text:style-name="Normal">Niece's birthday yesterday, arrived home at 0030. Alarm went off at 0600, and I thought I could continue like normal, but basically, before I knew it I fell asleep. At some point I got myself up, discovering to my delight that an hour had not in fact passed, and that it was only 0636. Day proceeded without much of a problem, but it did require partially forcing my routine onto others, something I will keep on doing as much as I have to. But, I'm still not giving it my very best. And I'm definitely not doing it always. I think that's how we switch. So, taking into account that boring thing called reality, throughout the day I will keep my reserves in order to give it my all now, to write. Forcibly switch. Focus, discipline, all that's necessary.</text:p>
      <text:p text:style-name="Normal">On a side note, I loved my physical form in this morning's shadow boxing. Movements were fluid, fast. No, let me make this clear. They were fast. I'm sorry, I fear I haven't made myself clear yet. They. Were. Fast. Yeah, as you can see, I'm pretty happy with my form. So much so that I was smiling like an idiot during the workout. You know, it felt like I was getting close to the epitome of fun. What's even better is that I have no intention whatsoever to stop training, not for the next 24 weeks anyway. I look forward to what you'll become. Because I know you'll do your best to keep yourself on track. There is always a way, you just need to think it. There is always a solution to these chess puzzles, you just need to find it.</text:p>
      <text:p text:style-name="Normal">But this is not the main course. Get serious, give it your all, and let's go.</text:p>
      <text:p text:style-name="Normal"/>
      <text:p text:style-name="Normal">Week 1</text:p>
      <text:p text:style-name="Normal">Day 3 (34)</text:p>
      <text:p text:style-name="Normal">Hi. Yesterday, I found out that I can write if I really try. Also, since today was the fourth day in the cycle, I have more freedom, and yesternight I got all excited at the idea of waking up to draw a picture, one of two flowers blooming in the mud. Unfortunately, I was completely out of my comfort zone, and achieved basically nothing. I hope to do better, be more courageous, more daring next time. I'll need to properly rest tomorrow. Also, I'm going to start considering moving forward the time we go to sleep, cause I'm not sleeping enough. We'll see in the future.</text:p>
      <text:p text:style-name="Normal">The days in the cycle are actually colour-coded, and today was red. It means there is a focus on workouts. The second and third days are both black and white, and the focus is on studying and efficiency. The first day is blue, when the only thing I must worry about is creativity. Also, my favourite colour is blue. Light blue. The fifth day is a rest day, so no colours. </text:p>
      <text:p text:style-name="Normal">Ah, I know the problem must have been compounded by my failure to achieve anything, but just like it was hard to switch from studying to writing, it was hard to switch from creativity to workout.</text:p>
      <text:p text:style-name="Normal">I worry about lots of stuff, of my future. Codename Harmony. I really hope your story won't be a tragedy. I'm afraid that it is, that it will be. I don't want it to be. Earlier, I was thinking, when people read the first lines of TCTW, I want them to feel that this is like nothing they've ever read before. I want them to feel that this story is different, a once-in-a-lifetime experience. I want to be good enough to be able to do that. So, let's go write. And, give it everything you've got. Let's go.</text:p>
      <text:p text:style-name="Normal"/>
      <text:p text:style-name="Normal">Week 1</text:p>
      <text:p text:style-name="Normal">Day 4 (35)</text:p>
      <text:p text:style-name="Normal">Overtime. It's 2150. This allows me to mention something: the principle of going to sleep at a given time regardless of the circumstances was born 2 years ago, while I was loving ヒナまつり, I decided to go to sleep at 2200, no matter what, IF it was physically possible. As in, if it was physically possible to go to bed at that time. So, the rule didn't force me to sleep on the streets if I happened to be outside. So, I got home only five minutes ago. </text:p>
      <text:p text:style-name="Normal">Well, in other news, today was a rest day. And, more importantly, for the first time ever (!), I actually properly rested. I stayed late in bed this morning, but I also spent the entire afternoon just sleeping! Incredible move! It was forced, but it was incredible regardless. I'll take the lesson. So that's how I properly rest. With that said, that's all. I have nothing else to report. That's the news for today. Oh, no, one more thing: if I am really tired, it actually affects my writing negatively. My resistance threshold is high, meaning that virtually every past time I got tired, it only stimulated my creativity and emotivity. This was basically the first time that I was simultaneously extremely tired and was writing, and subsequently it was the first time that I could appreciate how being tired could have some serious negative impact. I tried my best, but I felt that the only thing I could do was write down the ideas as best I could and rework them under better circumstances. Better circumstances means tomorrow morning, so go to sleep. See you.</text:p>
      <text:p text:style-name="Normal"/>
      <text:p text:style-name="Normal">Week 1</text:p>
      <text:p text:style-name="Normal">Day 5 (36)</text:p>
      <text:p text:style-name="Normal">It's okay, hold your head high, you fought hard. Losing sure sucks. But, we can't change the past. We can only move on. Let's fight harder next time. Let's be stronger.</text:p>
      <text:p text:style-name="Normal">Let's fight harder now. You can wallow in sadness later, or, not. Don't wallow in sadness or whatever, that time has passed. Hold your head high, this is far from over. This is far from over. Show me that it's just the beginning. Show me what you've got. Show me that you're stronger than you were in the past. Let's go.</text:p>
      <text:p text:style-name="Normal"/>
      <text:p text:style-name="Normal">Week 1</text:p>
      <text:p text:style-name="Normal">Day 6 (37)</text:p>
      <text:p text:style-name="Normal">Yesterday was a battle that we lost, but yesternight...? It was almost... disastrous? I will not talk about my dreams, but those disasters could have been averted if we'd been more aware. Awareness. Constant awareness. Something we've failed to achieve so very often. All our attempts until now have failed to bring it about. How do we do it? I think... There is no trick... Just... Be aware. Sorry, I don't think I can help you more than this. What does it mean to be aware? Sometimes, most of the times, I forget. I'm so incredibly dumbed down in my dreams, and I hate it. Ah... Lucid dreaming... That's what the dream journal was for in the first place. That too failed to achieve its objective. Oh, while we're on the same subject: meditation has... not been working so far. However, I put that down to lack of focus. So, I've decided to change the time at which we meditate, though now I'm unsure as to where to actually put it. Let's do it after breakfast, soon after we wake up. You will use discipline, and this combination will set the tone for the day. </text:p>
      <text:p text:style-name="Normal">Ah, since I'll be coming here everyday, from now on, the first thing you'll put down is whether you've exerted sufficient awareness up till then. A0: 1, or 0. </text:p>
      <text:p text:style-name="Normal">One last thing. As I went to sleep yesterday, and as I woke up this morning, I wanted to write. See, I'd completely forgotten that I should be fully imagining whatever I'm writing. We'll try to do that now. See ya. </text:p>
      <text:p text:style-name="Normal"/>
      <text:p text:style-name="Normal">Week 1</text:p>
      <text:p text:style-name="Normal">Day 7 (38)</text:p>
      <text:p text:style-name="Normal">A0:1</text:p>
      <text:p text:style-name="Normal">Last day of the first week, huh? Shall we celebrate surviving this long? Well, there were... ups and downs, but yeah, we can celebrate. Yayyyy!! Alright, with the celebrations out of the way. </text:p>
      <text:p text:style-name="Normal">For starters: we really ought to come here earlier. As soon as the alarm sounds, stop everything you do, move over. That too is discipline. Secondly, I'm pretty happy with how you handled today, Of course, the day is not over, and the most important part has yet to begin, but you did well for me. Awareness was helped by inner motivation that both stayed and you maintained throughout the day, so well done. Keep it up. As for fighting, you fought well, you showed me a good heart in this morning's workout. Lastly, focus wasn't great, but it wasn't bad either, keep that up too. Now, onto miscellaneous news. I wrote that yesterday I woke up wanting to write. However, as it happened, we hadn't done well in yesterday's studies, we started doubting ourselves. These doubts carried over to writing. All of a sudden, I didn't like my writing. All of a sudden, I didn't want to write. Why? Because I didn't know. I didn't know why or what I didn't like, I couldn't tell why I was feeling the way I felt. </text:p>
      <text:p text:style-name="Normal">So, I searched. Lots. I thought lots and lots. And I came to the conclusion that my writing wasn't good enough. Basically, I have not given it my all, for many reasons, and it was only natural that I would end up disliking the result. So, I decided to take writing more seriously. First, by rethinking the continuation. I deeply disliked where I was, despite it being fine, probably, so I thought up alternatives. But even now, I have to really think about those alternatives. Are they good enough? Am I convinced of them? The answer is no. But, I do feel they're better. Something still feels off, and it will be my job to think up a path that doesn't feel off, one that feels right. Actually, the more I think about them, the less off they feel. Regardless, I'll have to give them serious consideration. </text:p>
      <text:p text:style-name="Normal">Lastly, I wanted to talk about the green owl. After 729 consecutive days, I decided to stop. Thanks for everything Duo, until we meet again. It was my 2 year anniversary, and I'd just clinched a climb back up in the Diamond league before stopping. It was a great app to introduce me to Japanese and teach me kana, it felt great to recognise and read characters on Twitter. But, a long time has passed since then, and I felt that the further I go on this journey, the less Duo teaches me. So, thank you for everything, Duo, but I think it's time I move on. You were a great counter, if anything. Now I won't know for how long exactly I've kept on studying Japanese. We're definitely switching to Renshuu, and our routine has been modified accordingly. No more tyranny of morning and evening lessons, now we'll study during study hours, alongside WK. So, farewell, Duo, until we meet again.</text:p>
      <text:p text:style-name="Normal">Now, onto the last part of the day. We still don't know how to write. Take this seriously. Yeah, I will.</text:p>
      <text:p text:style-name="Normal"/>
      <text:p text:style-name="Normal">Week 2</text:p>
      <text:p text:style-name="Normal">Day 1 (39)</text:p>
      <text:p text:style-name="Normal">A0:0</text:p>
      <text:p text:style-name="Normal">It really felt nice to write that '2'. Now, onto why A0 is set to 0. It's not that I was unaware, I was maybe less aware than yesterday, maybe more, but certainly more than before. However, the thing is, I didn't feel it, that awareness. It's strange, I don't know what it feels like, to be aware, except when I am aware. There is a chance that this might be because I'm assimilating this to my normal behaviour, and thus stop feeling it as something special, out of the ordinary. In any case, what do I have to say for today? That's right. Tired. Managing myself was hard. Today was red, so the focus was on working out. Basically, I should have taken a nap during the noon break, but the one I took was far too short. So, trying to study afterwards was a struggle. I fought, but only at the tail-end of the allocated time. And, earlier, I spent one hour talking to others. The fact that it took time away from writing isn't really an issue, although maybe it should be. My problem is the fact that I lost awareness in the conversations. I may not know what it feels like to be aware, but I certainly do know what it feels like to have no awareness. Conversations don't require focus in the same way studying does, and as a result you really ought to have more situational and overall awareness during them. I guess that's all I have to say for today. Oh, and fighting in the morning is tough. As usual. </text:p>
      <text:p text:style-name="Normal">I guess I never mention good stuff, do I? Let's change that. I loved how I fought yesterday morning, and i tried to replicate it today, but it was hard. Still, I tried. Also, I have found a path that I liked for writing. Very similar to the one I'd imagined, but it sets a very different tone due to the ending. Hm. I guess it's about time I move on to writing. Yeah, let's do that. Same as yesterday, give it your all.</text:p>
      <text:p text:style-name="Normal"/>
      <text:p text:style-name="Normal">Week 2</text:p>
      <text:p text:style-name="Normal">Day 2 (40)</text:p>
      <text:p text:style-name="Normal">A0:0</text:p>
      <text:p text:style-name="Normal">No, I'm not happy with your awareness. You initially set it to 1. Then, I got up and went to the bathroom, and I realized that it should have been 0. Which it now is. Today was indeed a rest day, and you rested properly again, and you meditated and studied, but your awareness was lacking. Don't get me wrong, this isn't a bad 0. It's a good 0, it was a good try, it just wasn't enough. I will always want more from you. I always will.</text:p>
      <text:p text:style-name="Normal">Take 2. There's something I want to talk about: writing. There's at least two types of awareness, then. The one you've been talking about, and the other one: the ability to look back. For simplicity, the difference is similar to the difference between tactics and strategies; the scales are different. The first type focuses on the moment and on what's happening right now, the other looks at the bigger picture. This latter has awakened for a second, and it has told me that, well, you're neglecting the most important thing. How much have you written lately? You're not taking this seriously at all. Not one bit of it. </text:p>
      <text:p text:style-name="Normal">But then, why should you? That's right, why? </text:p>
      <text:p text:style-name="Normal">For the sake of discipline, willpower, and, if things work out, immersion, fun. And, if things really work out, ultimately, happiness. Eternally in search of happiness. I won't give you reasons to go and write when the time comes, but I will expect you to go nonetheless. </text:p>
      <text:p text:style-name="Normal"/>
      <text:p text:style-name="Normal">Week 2</text:p>
      <text:p text:style-name="Normal">Day 3 (41)</text:p>
      <text:p text:style-name="Normal">A0:0</text:p>
      <text:p text:style-name="Normal">No, once again, I'm not happy. This time, it was just plain bad. I don't know what's causing this, I guess that as time passes it just slips from your mind. Well, it's up to you to have awareness. You remember, but then you immediately forget, how come? We'll see tomorrow, because you have the excuse of not sleeping properly for today. We have to be harder on ourselves. More... discipline? Are you sure? Is that really what we need? I... don't know. Why not? Because we're not thinking about it? I'm not sure. I'm not sure. What do we need more of? Something that if we improve it, the rest improves. Well, first of all, we are improving in certain fields, don't act like we're falling apart. We're not. We're just not strict. How strict should we be? Stricter than this? I have doubts about that. Still, more discipline wouldn't hurt. But, yes, your awareness would be a great thing to improve. You know, would allow us to actually use our brains when we need to make a decision. Would be neat. </text:p>
      <text:p text:style-name="Normal">What a useless conversation. Whatever, let's move on. Let's move on.</text:p>
      <text:p text:style-name="Normal"/>
      <text:p text:style-name="Normal">Week 2 </text:p>
      <text:p text:style-name="Normal">Day 4 (42)</text:p>
      <text:p text:style-name="Normal">A0:1</text:p>
      <text:p text:style-name="Normal">Let's start off properly. Properly? I don't know, but I'd rather say it than not: おたおめ！！！Alright, with that out the way. You're old. No I'm not. And you got older yet again. Hopefully this cycle goes on for a good while. Unfortunately, I won't have time to write today, at least, I don't think I will. Going to a birthday party, that's not dedicated to me but I get to tag along so that's fine. The only problem is that it's chock-full of people I don't know. Oh well, I guess it's about time we learnt to socialize. </text:p>
      <text:p text:style-name="Normal">Hey. I want to be undefeated this year. </text:p>
      <text:p text:style-name="Normal">Got it, I'll try to keep that in mind. </text:p>
      <text:p text:style-name="Normal">Did you see? Today's A0 was set to 1. Well done. Keep it up. I liked my writing yesterday. Earlier, I thought that the only problem was that I didn't love my writing, that I wasn't completely immersed in it. But, now I think that that's okay, and that that time comes when it wants to come. You know, at random, without a notice, like it did that time. For the time being, just enjoy writing. That's more than good enough.</text:p>
      <text:p text:style-name="Normal">One thing that A0 stopped me from doing is buying something I didn't need. Did you know that people suddenly become very charitable when they are gifted 200 bucks? I learnt that yesterday. Felt very charitable indeed. And, for a while now I've also been thinking of buying a graphic tablet to draw. </text:p>
      <text:p text:style-name="Normal">I'm... not particularly into drawing, nor am I talented at it or anything, it's just... I'd gotten it into my mind to draw the cover of what I'm writing. Shit, now that I've said it again I want to buy a graphic tablet. And, well, I was looking at them several days ago, in fact I talked about it here didn't I? That on last cycle's Red I tried to draw but ended up achieving nothing. So since then I've looked at graphic tablets, and, well, it was the usual stuff of just looking at things I can't afford to buy. So lo and behold here come 200 bucks. Suddenly, I can afford to buy them. So here's the question: should I? Buying means that I use up the gift, over something I'm not even sure I need. So for now I decided to just keep the money. </text:p>
      <text:p text:style-name="Normal">I was also considering finding a part-time job, but I know it's gonna mess with my routine. And I'm not sure what I ought to focus on for now. I think we shouldn't get a job for now. First, let's focus on ourselves. We have the luxury to do that, right now, let's not waste it. Hm. </text:p>
      <text:p text:style-name="Normal">I have to go soon, so see you tomorrow. See you.</text:p>
      <text:p text:style-name="Normal"/>
      <text:p text:style-name="Normal">Week 2</text:p>
      <text:p text:style-name="Normal">Day 5 (43)</text:p>
      <text:p text:style-name="Normal">A0:0</text:p>
      <text:p text:style-name="Normal">I guess I should start off by saying yesterday wasn't a bad day. Let more loose than usual and ate too much, but otherwise I'm fine. No, I was fine. My brain has acted more dead than usual today. Have I overdone it in the workout? Whatever, push through. Watching clips of Aqua playing Apex was... inspiring. I loved the focus, I loved the decision-making. It looked like so much fun. I want to do it too. The intensity, the counter-intuitive plays, the skills, I loved it. I want to have fun like that too sometimes. I was thinking of filling up Vergil's concentration bar, and keeping it full. But of course, no games. Not yet. I don't know when to resume, but not yet. </text:p>
      <text:p text:style-name="Normal">Am I in any state to write? If you considered my current decision-making capacities, the answer would be no. Of course, we don't care about that. We'll write. Actually, I don't know about that. I'm afraid to commit because my sister should come visit soon. I know that will break my focus, so I'm scared to commit. </text:p>
      <text:p text:style-name="Normal">Yeah, I know, it's obvious once you write it down: who cares? Write. Writing things down really does wonders to put them into perspective. Thanks, Es. Maybe there were other things I wanted to talk about, but I forget. Oh, yeah: I guess some days are just bad days. Do your best to make them into good ones. That's enough writing here. Let's go.</text:p>
      <text:p text:style-name="Normal"/>
      <text:p text:style-name="Normal">Week 2</text:p>
      <text:p text:style-name="Normal">Day 6 (44)</text:p>
      <text:p text:style-name="Normal">A0:0</text:p>
      <text:p text:style-name="Normal">It's very early right now. I just woke up. But, today is red, so it's okay to be here, what I do with morning hours is up to me, so long as it's not fooling around. I'll probably come back later.</text:p>
      <text:p text:style-name="Normal">I haven't decided whether this diary will be published or not, but in case it will be, I want to show you myself in my fullest: I've murdered a child tonight, and I refused to give myself up for it. It happened in a dream. For others, that will make others sigh of relief. Not for me. To me, in dreams more than anywhere, we show our true selves. When I woke up, I almost wanted to pray, but then I realized: that was running away. This sin is mine, and I will carry it. Nothing can change what I have done. Maybe some of you reading this will go: “it's just a dream, it's not like you did it for real.” To me, it's... well, I'd be lying if I said that it was the same, but dreams and reality are in my opinion, not so far apart from one another.</text:p>
      <text:p text:style-name="Normal">Some days ago, I'd talked about a dream I'd had. I blamed someone else for the past atrocities that I've committed. I change my mind. They're all me. Not saying this out of guilt, mind you. Looking at them objectively, whether there was external instigation or not, ultimately, the hand that killed was mine.</text:p>
      <text:p text:style-name="Normal">There's still much in me that needs to be changed. I don't even know what. I thought I was doing well. Clearly, I'm not. Something is still not good. And I don't know what. I think I got something, a piece of the answer: now that I've started doing better, I've starting thinking well of myself, and I got it in my heads that others think so too, and so I didn't want to ruin this image. </text:p>
      <text:p text:style-name="Normal">Lack of patience, lack of intelligence, those are what led to my actions. Cowardice is what led me to run away from the consequences. An attempt at redemption is what brought me here. Redemption, huh? I wonder if that's even possible. Tonight, I've showcased the difference between power and strength. I've shown how one can be powerful and resist and run away, and not have the strength to give oneself up. I might come back later, but this is it for now. </text:p>
      <text:p text:style-name="Normal"/>
      <text:p text:style-name="Normal">You lacked awareness in the first half of the day. Did better in the second half, until we took a break from studying. Fix that. Regarding what I said earlier: I'll carry my cross and do my best. It was harder than I'm currently thinking, stopping beating myself over it. Well, I guess it's because of the disappointment in myself. Whatever. I bought a graphic tablet. Ended up being a compromise: not using all my money to get a graphic tablet with screen of... dubious quality, and instead opting for a screenless one with a good reputation. XP-Pen's Deco 03. And I've still got a fair bit of money left. Should arrive tomorrow. My birthday gift to myself. Oh, I have a smaller screenless graphic tablet, that's why I was comfortable with my decision. It isn't working all that well now, which is why I'm getting a new one. And, because, consumerism. </text:p>
      <text:p text:style-name="Normal">We haven't written much lately. It's a pattern. We don't write for a few days, but when we do we do. Shall we? Let's try.</text:p>
      <text:p text:style-name="Normal"/>
      <text:p text:style-name="Normal">Week 2 </text:p>
      <text:p text:style-name="Normal">Day 7 (45)</text:p>
      <text:p text:style-name="Normal">A0:1</text:p>
      <text:p text:style-name="Normal">Before I knew it here we are at the last day of the second week. I hesitate to say good work, but I guess surviving is a small achievement. Good work. Let's talk about the most important thing first. Writing. Earlier, while coming home, I was thinking that I had two different types of focus: focus for video games and other fun tasks, which requires full immersion, and focus for writing and creative tasks, which requires full immersion. Yes, that's how I noticed that they are in fact the same type of focus. And, well, I basically never focused well for writing. Or, I did, but not this past week. I want you to change that. Next week, take writing as seriously as you take our workouts, as seriously as Aqua takes her Apex games, or Botan with Street Fighter 6. Let's not digress. </text:p>
      <text:p text:style-name="Normal">The other thing I wanted to talk about is... Okay I just forgot to note down A0. Which is ironic, because I got a 1 today. The other thing I wanted to talk about was today. Ah, should I talk about yesternight too? No, no need to. It says the usual: you require change, to be stronger, stronger than now. It's the usual nightmares that I haven't seen in a while. In any case let's talk about today. </text:p>
      <text:p text:style-name="Normal">Good focus, even though it was a rest day. We had to go to uni, and it was almost a waste of time as the professor didn't show up. At least it was fun. Also, I might make drinking cappuccino after uni a routine. If you're wondering, cappuccino has too little caffeine to affect me. It's just a nice drink, a good alternative to the hot chocolate that they didn't have. </text:p>
      <text:p text:style-name="Normal">I have a hard time being aware while with others, even others I'm comfortable with. I wonder why. Because we've conditioned ourselves to be a certain way with certain people, and it's hard to rewire ourselves to act otherwise? Somehow, I feel that that answer's off. Not wrong, but off. We won't be writing. No time. It's 2110. Let's do our lessons so that we don't do them tomorrow morning. That doesn't make sense. OK, so that at least we can get them done with quickly tomorrow morning. Tomorrow is blue, and I0ve decided that the first half of the afternoon can be dedicated to drawing. Yes, my tablet arrived. Happy birthday to me! Alright, go and focus.</text:p>
      <text:p text:style-name="Normal"/>
      <text:p text:style-name="Normal">Week 3</text:p>
      <text:p text:style-name="Normal">Day 1 (46)</text:p>
      <text:p text:style-name="Normal">A0:1</text:p>
      <text:p text:style-name="Normal">Already week 3? Guess I'm getting used to it. Anyway. It would be hilariously ironic if drawing ended up becoming your passion. We do not approach it the same way we'd approached writing, we aren't determined to make it our passion like we were with writing. We just want to draw for fun. And, it would be really funny if it ended up becoming your passion. I would laugh at you. I am laughing at you. Whatever. Urgh... I really don't know what's gonna happen. For now I chose to simply copy an image, but, well, I kinda chose the not-easiest image for a beginner. It's a picture of a crystalline river reflecting a luxuriant forest floor and its many trees. And, since the river is crystalline, you can clearly see the muddy rocks and accompanying pebbles on the river bed. No, actually, I think I like writing. I thought harder than I'd expected for this sentence. And, had it not been for my shutting down my inner editor, we would have gone back to tinkle with that sentence. Correction: sentences. </text:p>
      <text:p text:style-name="Normal">Ah. Right. I didn't meditate before sleeping yesternight. Because I was... fantasising. About Group 0, or however I'll call it. Spent lots of time thinking about it. Made me want to draw too. I've been thinking. I don't have a dream. What do you call what I have? It's something you want to come true, a reality you want to shape into being. Ah, I know. A hope. Well, properly speaking, it's a wish. But I like the word Hope. I like it very much. A wish is the closest thing to it, but it's not close enough. I'm not sure even Japanese has a word for it, but if any language would it's that one. </text:p>
      <text:p text:style-name="Normal">Whatever. Shall we go write? Hm. See you.</text:p>
      <text:p text:style-name="Normal"/>
      <text:p text:style-name="Normal">Week 3</text:p>
      <text:p text:style-name="Normal">Day 2 (47)</text:p>
      <text:p text:style-name="Normal">A0:0</text:p>
      <text:p text:style-name="Normal">Hi, I'm late. I also felt like shit, until five minutes ago. It's been what? Seven years since I first listened to that song, and it still slaps. “Unbreakable, unyielding, draw the future in my mind, no matter what the cost, on any day, at any time” or “Hero, I know, I'll fight knowing nobody knows my name” or, well, the entire song. I was feeling like shit, no energy and fresh from a failure. I wanted to take a day off. Now I don't. Now I want to fight my worst enemy. Myself, that is. In fact, it's because I won against him that I'm here. Well, I have nothing else to say, let's not linger here longer than we have to. </text:p>
      <text:p text:style-name="Normal"/>
      <text:p text:style-name="Normal">Week 3</text:p>
      <text:p text:style-name="Normal">Day 3 (48)</text:p>
      <text:p text:style-name="Normal">A0:0</text:p>
      <text:p text:style-name="Normal">Making changes to our routine: 1) We've known for a while that we need nine hours of sleep, whatever the reason, so we're going to sleep at 2030, and 2) I just realised that we're massively breaking momentum in the afternoon, so instead of distributing writing and working over one day, we're distributing them over multiple days. In other words, some days will be dedicated to writing (blue, red) and the others will be for working (black and white). Also, I should have gotten around to reinstating the green owl today, as I've noticed just how much it actually helped, but I fucked up the timing, failed to find the timing. However, while we will be doing it, we will not allow it to dictate our pace. We will go against the flow, and practice only once a day at a given time, time bonuses and leaderboards be damned. Also, it feels good to have revenge over something you've previously failed. The program I finished yesterday failed all tests yesterday. I'd expected it, but it hurt anyway. And today, after some serious debugging session, half the tests are passed, with some debugs still to be implemented and undoubtedly with some others yet to be found. Still, it's already 2051, we ought to have gone to sleep earlier. Alright, let's eat a banana and sleep. A banana in the morning is enough, I remember, but my morning meals are already fairly... meagre, so instead let's eat that now to make up for the excessive amount we've eaten this afternoon. Alright, see you. Also, tomorrow is red. In other words, if you're to study, it's in the morning. Only in the morning.</text:p>
      <text:p text:style-name="Normal"/>
      <text:p text:style-name="Normal">Week 3 </text:p>
      <text:p text:style-name="Normal">Day 4 (49)</text:p>
      <text:p text:style-name="Normal">A0:0</text:p>
      <text:p text:style-name="Normal">What a mess I'm making. Drank too much coffee yesterday afternoon, barely slept. Not to mention the nightfront. Haven't been so dominant lately, yeah, let's put it like that. Thankfully tomorrow is a rest day, because I need one. I need to let loose somehow. Video games are the plan. Also, I want to brag today. You remember how yesterday I mentioned that my program got half of the tests right? Well, about that. See, I started looking around at the other half of the tests, the ones I failed, and, well, at first I saw that there were no errors and it was just that the values I outputted were different. In other words, serious, high level debugging was necessary. So I compared the output of my program with the expected output of a test, and I couldn't help but notice that... something was off. The long and short of it is, it seems that my program offers better solutions than the expected ones. Eheh. I will investigate further to make sure of that, and if that is the case I will contact the professor, but, um, well, it really does seem that my program gives better solutions. It felt better than actually passing the tests, for some reason. Alright, that's enough bragging. Other than that it was a difficult day to go through. </text:p>
      <text:p text:style-name="Normal">Still have half a day to go, and I have no motivation left. I have to write. But I'm spent. I do not wish to slack off. No, I do. But I don't want to break this cycle. I don't want to lose to myself. I will do what I can. I will do my best. Willpower, huh?</text:p>
      <text:p text:style-name="Normal"/>
      <text:p text:style-name="Normal">Week 3</text:p>
      <text:p text:style-name="Normal">Day 5 (50)</text:p>
      <text:p text:style-name="Normal">A0:1</text:p>
      <text:p text:style-name="Normal">I didn't write yesterday. I completely collapsed. Let me correct myself. I allowed myself to collapse. Installed multiple video games, played them, went to sleep at 4am. And you know what? I woke up great. I <text:s text:c="1"/>lacked sleep, but I felt great. Now, I'm not certain of the amount of time, but it seems that I need a full reset every once in 1-3 weeks. More than 1, less than 3. Approx 2 it is. Thank God for rest days. And also me, for putting them in. Apex's matchmaking is kinda... broken, isn't it? Why was I, a level 12, fighting alongside a level 400 and a level 88? Well, they carried me to victory so I don't complain. Did well by the way. I'll draw now. I feel like it. Or rather, none of my games fit my current... wishes? So drawing it is. I've chosen to go for an easier Hello World by the way. Oh well, I'm off.</text:p>
      <text:p text:style-name="Normal"/>
      <text:p text:style-name="Normal">Week 3</text:p>
      <text:p text:style-name="Normal">Day 6 (51)</text:p>
      <text:p text:style-name="Normal">A0:0</text:p>
      <text:p text:style-name="Normal">I don't have much to say. When I talk to you, I only want to talk about important things, things that we want to talk about. Things that I want to tell you. And, right now, I don't have anything else to tell you. Yes, a few things have happened, slight changes are being made, but I don't want to talk about them, they're... trivial. They're not, but that's how I feel. The important thing is that I'm here with you. When you wish to talk to me, I'll be there. See you.</text:p>
      <text:p text:style-name="Normal"/>
      <text:p text:style-name="Normal">Week 3</text:p>
      <text:p text:style-name="Normal">Day 7 (52)</text:p>
      <text:p text:style-name="Normal">A0:1</text:p>
      <text:p text:style-name="Normal">I almost forgot today. Almost. I have something to say today. Fly to the sky. Further investigations are confirming that my outputs are in fact correct, and the tests are wrong. And you know what? Thinking about emailing the professor about it, talking about it with them, it was scary, it was stressful. I meditated, training to maintain my calm, but as soon as it ended the stress assaulted me again. So I decided to get some help, and I listened to Roselia's Firebird. This time, someone posted great English translations in the comment, and, well, it appears I've fallen in love with the song for the second time. It was The song of last year, even though I barely understood the lyrics, and it will retain this title this year. The entity you called God, they helped me again yesterday, and I think I've played right into their hands when I'd rediscovered Firebird. And that's fine. It makes me trust it more. Or rather, regardless of where this all leads, I intend to do well by myself. I intend to be happy, and yes, in order for me to be happy, everyone around me must be happy too. If I'm playing right into your hand, God, then so be it. If happiness is what I'm here for, then I'm all for it. If despair, if punishment is the reason you give me hope, prepare to be disappointed. No matter how tall the skies are, I will reach them, no matter how tattered my wings are, I will be free. I want to be undefeated this year, so let us bind ourselves to this vow: I will be. Good night, be strong.</text:p>
      <text:p text:style-name="Normal"/>
      <text:p text:style-name="Normal">Week 4</text:p>
      <text:p text:style-name="Normal">Day 1 (53)</text:p>
      <text:p text:style-name="Normal">A0:0</text:p>
      <text:p text:style-name="Normal">My, would you look at that, it's already week 4. 24 weeks don't looks all that long all of a sudden. Here's what I have to say for today: we suffered a defeat by stalemate today, the homework we were working on, the one that made me worried yesterday, well, it was simply too old and wasn't accepted. If things had gone well, I would have felt good and intelligent and capable, but they didn't, and I am left to stare at how much I've actually gotten done today. I focused on the homework, so the answer is: nothing. More precisely, everything has gone to waste. So, I feel like today has gone to waste. A useless feeling. It will be there, but it is not necessary. Look forward, the time to look back is not now, the time to admire your work is not now. We lacked awareness today. you didn't stop feeding my brain with input, be it music or information or entertainment. Don't. Control the input. Control it. That is all.</text:p>
      <text:p text:style-name="Normal">No, one last thing. For all you've trained your focus for, you've been unable to use it where it truly matters: it breaks easily in workouts, and it misfires when we study. See to it that that changes. We're going to university tomorrow. See to it that we focus, no matter what. Then, I'll be happy with you.</text:p>
      <text:p text:style-name="Normal"/>
      <text:p text:style-name="Normal">Week 4</text:p>
      <text:p text:style-name="Normal">Day 2 (54)</text:p>
      <text:p text:style-name="Normal">A0:1</text:p>
      <text:p text:style-name="Normal">A shame, it was a good day, and I forgot to write. I wasn't unhappy with you, yesterday. I am unhappy that you forgot. Well, not unhappy for that, I'm unhappy for today, and unfortunately that clouds what good we've done yesterday. So let's get to it.</text:p>
      <text:p text:style-name="Normal"/>
      <text:p text:style-name="Normal">Week 4</text:p>
      <text:p text:style-name="Normal">Day 3 (55)</text:p>
      <text:p text:style-name="Normal">A0:0</text:p>
      <text:p text:style-name="Normal">A rest day, one too loose. Rest days will have to be regulated somehow. Also, we're changing formats, we're adopting the standard week as cycle. The five-days cycle was originally used because it allotted more time to working, it allowed us to put in more hours, or rather, more days. Since we started going to university, there simply was no routine. There was no accumulation of momentum. Hence the alignment. I'd originally intended to give you the weekend off, but thinking about it, it'll be 6-on, 1-off. Tomorrow is Saturday. Keep colour code. We have to go, but develop a new cycle off the old one. Oh, and. Write. </text:p>
      <text:p text:style-name="Normal"/>
      <text:p text:style-name="Normal">Week 4</text:p>
      <text:p text:style-name="Normal">Day 4 (56)</text:p>
      <text:p text:style-name="Normal">A0:1</text:p>
      <text:p text:style-name="Normal">1 so far. The day is not over. Come back to me later. Do not forget. </text:p>
      <text:p text:style-name="Normal">No, I'm losing it. We don't have to go for another thirty minutes. Let's use them to re-organize ourselves. Observation: naps kill us. Maybe it's because it's me. I always say nightfront, but really it's whenever I sleep. It didn't kill us, but I woke up tired and I am, it would seem, rather disoriented. It's more of an investment, I guess. So, 6-1. Saturday will be a day off, not Sunday. No workouts on Wednesday and Saturday. We go to uni on Tuesday and Thursday, so plan around that. Sunday, Monday, Friday: Blue, blue, red. Tuesday to Thursday: black and white. Saturday off. What about making Friday our day off and having the Saturday to Monday continuity? Fair. Let's do that. </text:p>
      <text:p text:style-name="Normal"/>
      <text:p text:style-name="Normal">Week 4</text:p>
      <text:p text:style-name="Normal">Day 5 (57)</text:p>
      <text:p text:style-name="Normal">A0:0</text:p>
      <text:p text:style-name="Normal">Wings:None</text:p>
      <text:p text:style-name="Normal">Tuesday without workout instead of Wednesday. You may have noticed that new flag up above. Wings. It's very simple really: set it to blue when you've given your best that day. Also, we've been approaching social interactions with the wish to find someone like us. Let's give that up. Just... be normal, whatever that means. Ah, it means be yourself. Without searching. It's useless. Give that up to fate. You wrote today. Yesterday was a mess. The world sometimes wants to help us, and sometimes faints us with barriers. Move forward regardless. And play your best. </text:p>
      <text:p text:style-name="Normal"/>
      <text:p text:style-name="Normal">Week 4</text:p>
      <text:p text:style-name="Normal">Day 6 (58)</text:p>
      <text:p text:style-name="Normal">A0:0</text:p>
      <text:p text:style-name="Normal">Imagination:</text:p>
      <text:p text:style-name="Normal">You know, our routine has been falling apart lately. I'm trying to rebuild it, but it's like starting from... not quite zero, but close. I drew today, instead of writing. And you know what? Towards the end of the day, I told myself that I wish I wrote. No, that I wanted to have been writing. With little time left, I wrote. Maybe I like writing. I hope so. We can't force that. It'll depend on us though. I didn't do my best today, I was lost. I didn't know which decisions were best, but now I know that the ones I took didn't lead to my giving my best. I don't know whether I ought to do my best every day. I think I should. I will try. Tomorrow, and as often as I remember, I'll try.</text:p>
      <text:p text:style-name="Normal"/>
      <text:p text:style-name="Normal">Week 4 </text:p>
      <text:p text:style-name="Normal">Day 7 (59)</text:p>
      <text:p text:style-name="Normal">A0:0</text:p>
      <text:p text:style-name="Normal">Imagination:?</text:p>
      <text:p text:style-name="Normal">Giving it my all is harder than it seems. If only deciding it was all it took to do it. You tried, you just didn't succeed. We're also making a certain change: we're waking up at 6am. The nightfront is hitting us hard, and we're awake for God knows how long at night just doing nothing. Couldn't stay up after the alarm this morning, fell asleep again, woke up much later. But I felt rested. If we can't wake up early, we'll at least wake up rested. In fact, that was the smarter play all along, you were just stubborn with your 6am thing. We'll see how things go. Also, calm down on consumerism. </text:p>
      <text:p text:style-name="Normal"/>
      <text:p text:style-name="Normal">Week 5</text:p>
      <text:p text:style-name="Normal">Day 1 (60)</text:p>
      <text:p text:style-name="Normal">A0:0</text:p>
      <text:p text:style-name="Normal">Imagination:?</text:p>
      <text:p text:style-name="Normal">Those weeks are coming and going and I can't feel them. That's bad. Your current objective is to change that. You're trying. Today too, you tried to do your best, however, it still felt off. You tried, and a me from a few weeks ago would have given you points for both that and A0, but <text:span text:style-name="T1">I</text:span> want more. I want more from you. I don't know what I want, but I want you to feel that you've done well at the end of a day. And the only way to do that is to truly give it your best. We've just set a date for a code battle with a friend of mine, a friendly one, one from which I don't expect true competitive spirit. Well, let's rile things up if we can. Tomorrow too I want you to try hard to give it your best. Make the best choices you can think of, play the moves that need to be played, regardless of how you feel. Just, do your best, for real.</text:p>
      <text:p text:style-name="Normal"/>
      <text:p text:style-name="Normal">Week 5 </text:p>
      <text:p text:style-name="Normal">Day 2 (61)</text:p>
      <text:p text:style-name="Normal">A0:0</text:p>
      <text:p text:style-name="Normal">Imagination:</text:p>
      <text:p text:style-name="Normal">Nope, that was not it. You often forgot to try, today. For goodness' sake, I don't even know what to do anymore. What does it even mean to do my best? What am I getting so wrong? I don't know. I'll try again tomorrow. And the day after that, and every day that follows. Maybe giving your best is a skill too, and needs to be learned. Maybe so. Regardless of what it is, we can but try.</text:p>
      <text:p text:style-name="Normal"/>
      <text:p text:style-name="Normal">Week 5</text:p>
      <text:p text:style-name="Normal">Day 3 (62)</text:p>
      <text:p text:style-name="Normal">A0:1</text:p>
      <text:p text:style-name="Normal">Imagination:</text:p>
      <text:p text:style-name="Normal">Life has been making it very hard for me to follow my routine. Despite the fact that you did relatively well today, no stars for you. Same as always: until I feel that we've given it our very best, you won't be getting recognition from me. It's frustrating. The fact that I don't know what to do. How do I give my best? I don't know, and holy that's frustrating. The ultimate game of chess, I guess. Fuck. Fuck. Fuck. FUCK. Our new objective is as follows: enable us to give our best. In short, positioning. Actual, applied, proper, thought-out positioning. Don't forget that discipline and willpower are not things of the past. You have yet to convince me on those too. Positioning, and everything else. Today was almost a good day, if only you'd actually been in command instead of being commanded.</text:p>
      <text:p text:style-name="Normal"/>
      <text:p text:style-name="Normal">Week 5</text:p>
      <text:p text:style-name="Normal">Day 4 (63)</text:p>
      <text:p text:style-name="Normal">A0:1</text:p>
      <text:p text:style-name="Normal">Imagination:</text:p>
      <text:p text:style-name="Normal">What did we do yesterday, other than not writing? Well, we did relatively well, actually. In fact, you chose not to write in order to respect the sleeping time we set. But will all of this be enough, I wonder? What kind of question is that? What am I supposed to say to that? Let's do our best.</text:p>
      <text:p text:style-name="Normal"/>
      <text:p text:style-name="Normal">Week 5</text:p>
      <text:p text:style-name="Normal">Day 5 (64)</text:p>
      <text:p text:style-name="Normal">A0:0</text:p>
      <text:p text:style-name="Normal">Imagination:</text:p>
      <text:p text:style-name="Normal">Today wasn't quite as good as yesterday, was it? It wasn't bad, you're starting to try to enforce your will instead of doing what everyone tells you. How far should we take this? There's a sweet spot for everything, so long as there's a good and a bad for everything. Badly worded, but you get the idea. I'm in a rush. I really have to do this better. Choosing time to write. Should we do it in the morning? Yeah, I guess it's unironically not a bad idea to do all those miscellaneous things in that time frame. Oh, if you didn't know, my situation is such that I need all the hours I can get. We're waking up as early as possible. Unfortunately, it's not about smart play, we can hardly afford it. No, it's about doing everything you can to get time for yourself. Maybe if we were smarter, but we're not. We do with what we have. Time. over, we have to go.</text:p>
      <text:p text:style-name="Normal"/>
      <text:p text:style-name="Normal">Week 5</text:p>
      <text:p text:style-name="Normal">Day 6 (65)</text:p>
      <text:p text:style-name="Normal">A0:0</text:p>
      <text:p text:style-name="Normal">Imagination:</text:p>
      <text:p text:style-name="Normal">I hate this so much. I hate it. I don't even know when things went wrong. I don't even know what I should have done. But the end result is the same: you ended up doing fuck all today. Why. Why. How. How do I change that. I don't know. I don't know. I fucking hate this. More assertive? I have no idea. It's like I can't do shit anymore. Fuck. I need time to myself. True time to myself. And I don't fucking have it. No, calm down, don't let your emotions take you over. Today's results are normal, or rather, to be expected. Virtually no sleep. Little time. Now, frustration's in your heart. It's useful, to incite us to do better. But you need to maintain a cool head, or we won't know how to do better. The first thing to think about is where to do better. There are specific times when we need to move well. Critical moves. Critical moments. Recognise them, live up to them.</text:p>
      <text:p text:style-name="Normal"/>
      <text:p text:style-name="Normal">Week 5, 6</text:p>
      <text:p text:style-name="Normal">Day 7, 1, 2 (66, 67, 68)</text:p>
      <text:p text:style-name="Normal">A0:0, 0, 1</text:p>
      <text:p text:style-name="Normal">Wings: None</text:p>
      <text:p text:style-name="Normal">I don't have much to say. You wish to be remembered, you wish to write down your thoughts, that's why humans write diaries. I do not particularly wish for that. You and me. We are the same person, are we different? The current me is in peace, calm, and thinks that Codename Harmony is an unexpectedly fitting name after all. I wonder what kind of person you are. I do not wish to be remembered, but I do not wish to break your discipline either. Yesterday we failed, tomorrow is uncertain, but I do have now. It's deep in the night. It's midnight, in fact. And I wish to climb with the moon tonight. I have no advice to offer to you. Actually, I do have one: try. It's so broad but, it's what I think, in all its broadness. The me of the past belongs there and will not see, but you, my dear future self, you may read this again. So, let's watch the stars again some night. And when the clouds hide them, imagine them. When the moon is nowhere to be seen, imagine it rising through the sky. You and tomorrow are equal, so don't lose to it. Be courageous, be strong, and one day, let's fly with the stars, let's open up the sky. Let's make it ours, one day.</text:p>
      <text:p text:style-name="Normal"/>
      <text:p text:style-name="Normal">Week 6</text:p>
      <text:p text:style-name="Normal">Day 3 (69)</text:p>
      <text:p text:style-name="Normal">A0:0</text:p>
      <text:p text:style-name="Normal">Wings:None</text:p>
      <text:p text:style-name="Normal">Writing wasn't bad. I messed up my sleep cycle, so I was tired, yesterday. I lacked discipline and willpower. But writing was fun. Well, I don't know about fun, but it wasn't bad. </text:p>
      <text:p text:style-name="Normal"/>
      <text:p text:style-name="Normal">Week 6</text:p>
      <text:p text:style-name="Normal">Day 4 (70)</text:p>
      <text:p text:style-name="Normal">A0:0</text:p>
      <text:p text:style-name="Normal">Wings:The day is not over</text:p>
      <text:p text:style-name="Normal">We're undergoing so many changes to find out something that suits you. A new, strange cycle. Everyday will be the same, we wake up at 8 (or really, try) do chores starting as soon as possible, then after lunch you sleep. After you wake up, we study until dinner, and after dinner, we write. No time keeping, except for the wake up. I'm not convinced by this, but we'll try. We'll try.</text:p>
      <text:p text:style-name="Normal">That's not the issue. It's not about the routine. It doesn't really matter what the routine is. The important thing is sticking to it. So, build the best one you can think of, and stick to it, no matter what. The important part is sticking to it. Each routine will specialise in one thing or other. Customize it to your needs, your wishes, and stick to it.</text:p>
      <text:p text:style-name="Normal"/>
      <text:p text:style-name="Normal">Week 6</text:p>
      <text:p text:style-name="Normal">Day 5 (71)</text:p>
      <text:p text:style-name="Normal">A0:0</text:p>
      <text:p text:style-name="Normal">If there is one thing, one selfish thing worth striving for, one person to become, that person is Union. That entity is Union. To go beyond everything that limits me, to go beyond everything that I think, to ignore my limits and go past them, to ignore my feelings and aim for the literal stars. If there is an entity worth becoming, that is Union. My codename is Harmony, but my heart aims higher. Beyond flesh and blood, beyond wings and fire... I am not sure what it is that I want, but it's there. I will forget this, or rather, this feeling will fade in time... No. I won't forget. This time, I won't. This time, I will fight for it. It's so unclear, I don't even know what it is. Just a few fragments of my imagination, just a few images I've created in my head, but if there's something to aim for, it's that. Beyond trying to achieve perfection or what not, it's not about trying anything, it's about doing something. This time, I will fight. I have to fight. Will I lose? Everything leads to think that I will, and yet, that's not even something that should cross my mind. It doesn't matter whether common sense says I'll lose or not, it is irrelevant. No, the important thing is that right now, I do what I have to do. Ignoring my limits, ignoring all barriers, and just doing. Ah, just thinking about it, it's scary. Some things, can I ignore? Can I ignore other tasks? I have to. I have to focus. Union, huh? Beyond the world of flesh. Beyond the world of man, beyond my own imagination. I will do what I have to do. It starts now, and it ends when all ends. It starts now, and it ends when someone else takes over from me. It ends when the universe is born again. No, it ends when Osrel has grown enough.</text:p>
      <text:p text:style-name="Normal">Ah, searching for a time when it ends, aren't you? What if it never did? That's right, it never does. But what does it matter? You don't have to deal with it for eternity, you only have to deal with it now. And, well, I really wonder about this. It's like I'm throwing something away to do this. So this is not right. This is not it. It's close. It's very close. A slight change away. No. It's not this that needs the change. It's us. Because you're not doing well doesn't mean that it's the something that's wrong, it could very well be that you're just doing it wrong, that you're still learning. I think that's the case here. We'll stick to this. You will learn along the way.</text:p>
      <text:p text:style-name="Normal"/>
      <text:p text:style-name="Normal">Week 6</text:p>
      <text:p text:style-name="Normal">Day 6 (72)</text:p>
      <text:p text:style-name="Normal">A0:0</text:p>
      <text:p text:style-name="Normal">Wings:</text:p>
      <text:p text:style-name="Normal">This was the closest we've come to giving it our best. According to my experience and my brain, this was a one-time fluke, and won't happen again. According to my heart, we'll do better tomorrow. I finally understand what it means to give it my all. Thank you for yesterday. Let's sleep, for it's our best move.</text:p>
      <text:p text:style-name="Normal"/>
      <text:p text:style-name="Normal">Week 6</text:p>
      <text:p text:style-name="Normal">Day 7 (73)</text:p>
      <text:p text:style-name="Normal">A0:0</text:p>
      <text:p text:style-name="Normal">Wings:</text:p>
      <text:p text:style-name="Normal">Series of failures, suspected cause: fatigue, sloppiness. It must be noted, however, that for there to be failures, there must have been attempts. </text:p>
      <text:p text:style-name="Normal"/>
      <text:p text:style-name="Normal">Week 7</text:p>
      <text:p text:style-name="Normal">Day 1 (74)</text:p>
      <text:p text:style-name="Normal">A0:0</text:p>
      <text:p text:style-name="Normal">Wings:</text:p>
      <text:p text:style-name="Normal">Sloppier than yesterday, despite having gotten more rest. I'm about to be at a loss again, I'm about to question what I should do. Even if you ask that question again, the answer is only one: keep doing your best. Eventually, it will work out. However, I am relying on the fact that your best improves over time. That's where the real effort is required. Also, should we stick to a routine after all? Yes. You're afraid we won't have opportunities to write, since we won't have the night. Actually, you know what? A routine built around being a night owl would suit us. A hybrid sounds hard to adapt to, but a full-on night owl. I would just need to get my family to allow me to do that. To have them adapt to such a cycle. Then what about studies? It's cooler to study at night. I am the type to badly need all the sleep I can get my hands on, but I also write best at night, when I feel completely alone with myself. I want to live at night. At least, try. Then let this be the last attempt. If this does not work for you, we are sticking, and I repeat, <text:span text:style-name="T1">we are sticking</text:span> to the previous most successful routine, i.e. waking up at 6/8am and going to sleep at 21:30. Got it.</text:p>
      <text:p text:style-name="Normal"/>
      <text:p text:style-name="Normal">Week 7</text:p>
      <text:p text:style-name="Normal">Day 2 (75)</text:p>
      <text:p text:style-name="Normal">A0:0</text:p>
      <text:p text:style-name="Normal">Retour aux sources. With changes. Nos sources ne nous permettaient pas d'écrire pendant la nuit, alors, we change things a little, and write into the night. I ought not forget that this whole thing was not for comfort. It was for growth, but I was not meant to get comfortable in this. That's easier said than done, so much easier said than done, especially when comfort is so easy to attain. I want to wake up early, but I also want to write at night. In the end, I couldn't find a routine that allowed for both of these things to coexist. A routine that was also sustainable, that is. So, we'll go with this unsustainable routine. We'll nap during the day, to alleviate things, and we'll drink lots of coffee. That's enough about changes. Today did not go well. I wanted to do my best, but I failed. This time, it was a question of being too late. Of not taking opportunities. Sometimes I do, even today sometimes I did, but others, I didn't. Chances don't stay forever, now I know. Chances are ephemeral, and they can wilt so much more quickly than any flower that exists. You can choose to take them before they do, or not. Now you know.</text:p>
      <text:p text:style-name="Normal"/>
      <text:p text:style-name="Normal">Week 7</text:p>
      <text:p text:style-name="Normal">Day 3 (76)</text:p>
      <text:p text:style-name="Normal">A0:1</text:p>
      <text:p text:style-name="Normal">Immediate loss. I masturbated, even though I didn't even really feel like it. The sleep debts are accumulating. However, we will change nothing. I feel that this is the right path, and that I must follow through with it, regardless of this failure. Today was, otherwise, a fairly good day. My first time eating crushed coffee grains, in the hopes that they'll keep me awake for a little longer. Tomorrow is a rest day, but I doubt I'll be able to rest. Humans, flesh, matter, stones, earth. All those things are steadily being classified under the same category in my head. At this rate, one day this body won't perceive much difference between them. That sounds bad. I didn't mean it to be bad. I mean, your animalistic instincts, they'll be... erased? What I seek is control over myself. I'm losing it. You wrote well, yesterday, you thought well today, finding a solution to a problem we had. I can't tell you to keep it up, because this is, in all likelihood, unsustainable, but I am curious to see what happens when we reach our breaking point. You're hoping for something good, but the chances for that are low. Hey, let's write.</text:p>
      <text:p text:style-name="Normal"/>
      <text:p text:style-name="Normal">Week 7</text:p>
      <text:p text:style-name="Normal">Day 4 (77)</text:p>
      <text:p text:style-name="Normal">A0:0</text:p>
      <text:p text:style-name="Normal">You're too loose. Yes, yesterday was a rest day, but I think we should give this thing top priority. As in, it needs to be done, no matter what. Yesterday was a failed rest day, in the sense that you failed to properly rest. So I've decided one more thing: those rest days, they're for your body, not for your mental. Your body will rest. You, well, you will follow through.</text:p>
      <text:p text:style-name="Normal"/>
      <text:p text:style-name="Normal">Week 7</text:p>
      <text:p text:style-name="Normal">Day 5 (78)</text:p>
      <text:p text:style-name="Normal">A0:0</text:p>
      <text:p text:style-name="Normal">So about today. Wake up earlier, even if it kills you. A0 wasn't half bad, these two days, but it could be even better. We lost focus on the last part of the day, so now we find ourselves at 1am still not having written. It's a vicious cycle, if you allow it to. Don't make a habit of it. You have to hold fast until the very end. Until the very end.</text:p>
      <text:p text:style-name="Normal"/>
      <text:p text:style-name="Normal">Week 7</text:p>
      <text:p text:style-name="Normal">Day 6 (79)</text:p>
      <text:p text:style-name="Normal">A0:0</text:p>
      <text:p text:style-name="Normal">I want to try harder. It's just as my expectations predicted, I started forgetting to give it my best. I don't want that. Maybe for once, it makes sense to say that I want to change the future. The most likely future is one where I simply forget to do my best, like I did just now. I want a different future. One that I forge with my own willpower. I'm discovering and rediscovering so many beautiful things, I'm appreciating the beauty of life. So many stories, so much music, so many games, so much art done so well, it's inspiring. Somewhere deep within, my pride still stops me from truly allowing others to help me, but I don't especially feel like changing that, yet. Maybe one day I will. I think I'll be able to achieve a lot more, with help. First though, there are things I want to do, on my own. </text:p>
      <text:p text:style-name="Normal">My heart will not feel the same way always, that's obvious, and it's also a good thing. It's just, even when your heart feels different, even when you feel down, or worse, when you feel relaxed and actively reject motivation, can you do your best? Isn't that wrong? So times when I'm relaxed are the most dangerous. Ideally, that's where A0 should help. I guess I'll have to be aware. But of course, that's not the only time. When the going gets tough, fighting matters equally. And the going does get tough, in extremely mundane ways, but that's what life is. It won't be cinematic or pretty or anything, but I still want you to fight yourself with all you've got then. I'll try. I can't promise anything, but I'll try.</text:p>
      <text:p text:style-name="Normal"/>
      <text:p text:style-name="Normal">Week 7</text:p>
      <text:p text:style-name="Normal">Day 7 (80)</text:p>
      <text:p text:style-name="Normal">A0:0</text:p>
      <text:p text:style-name="Normal">And as the days come and go, they become meaningless, just another random number written down for the sake of it. They are meaningless because you're not sticking to a routine. They would mean more if they indicated a streak. It's in our nature to fail. It's in our nature to not go all the way. It's how you've raised me, even now. We failed to stick to so many things, this has merely been another one of them. But this nature is not engrained in our core. Our core doesn't change, and this was not part of it in the beginning. It is merely the result of choices we've made. And, if in the future, our choices are different from those we've made in the past, so too will our nature change. I want these numbers to have a meaning. In truth, I want to start anew and go all the way, but I'm sure that's wrong. Instead, we'll continue. But we'll make things meaningful. A true fight. We're only 8 weeks in, there are still 16 weeks to go, there's still so much time. We'll stick to it, until the very end. Listen, I do not know whether we'll be able to set a routine, our experience until now shows that they're hard to maintain. What can be maintained, however, are objectives to accomplish during the day. To act a certain way, to do certain things. Things that can be done, regardless of the routine. Let's start with those. First, A0. Awareness here, now, always. Then, we're restricting your diet. You may only eat at meals, no snacks. And I mean it: you may only eat at meals, and no snacks. Thirdly, give your best, always. Do your best, always. Face every challenge that comes your way, take them head on, and take every defeat that comes your way head on. Fourth, under no circumstances are you to miss a day's entry. Postponing is henceforth forbidden. Finally, you are never to miss a night's writing. I hesitated before this last one. Writing isn't supposed to be a duty, but I guess I'll drop that pretence. Sure, let's make it a duty. Maybe I'll come to truly hate it. Or maybe, the opposite. </text:p>
      <text:p text:style-name="Normal"/>
      <text:p text:style-name="Normal">Week 8</text:p>
      <text:p text:style-name="Normal">Day 1 (81)</text:p>
      <text:p text:style-name="Normal">A0:0</text:p>
      <text:p text:style-name="Normal">I'm not sure if this was a good start or not. On the one hand, you tried your best, and even now though it's 2am, you still came here. On the other, your performance was less than stellar, our sleep debts are starting to pile up again. It's hard, trying to play machines with human hardware. But that makes it challenging. </text:p>
      <text:p text:style-name="Normal">I don't have much to say for today, just, truly do keep it up. Do not let up. Tomorrow will be bad, we'll wake up early while going to sleep late. Prepare mentally for that. Maintain control of yourself at all times. Your emotions will be on the surface, especially anger. Tame it. You will be very susceptible. Observe yourself, and reason. Observe, and reason. A0 will falter, in those times focus on observing yourself: if you allow looseness to take over, we'll play a series of bad moves, and before you know it we'll be neck deep in trouble.</text:p>
      <text:p text:style-name="Normal">I called it playing machines, but really, it's just finding the best moves I can find and playing them. Also, survival until Saturday does not seem to be an option. We'll simply take the loss and keep on accumulating this debt. It's taking a toll on our brain, and the quality of our plays suffers from it, so maybe nap tomorrow if you can. In any case, use Saturday as a proper rest day.</text:p>
      <text:p text:style-name="Normal"/>
      <text:p text:style-name="Normal">Week 8</text:p>
      <text:p text:style-name="Normal">Day 2 (82)</text:p>
      <text:p text:style-name="Normal">A0:0.2</text:p>
      <text:p text:style-name="Normal">A0's score is specifically set to be a boolean so that I can only mark 1 on truly good days. That is rather depressing. Instead, we're going to change that. We're going to write an estimation of the fraction of time covered by A0, its usage frequency. It will range from 0 to 1. Furthermore, I have thought of a new routine. Lack of sleeping is too detrimental to be kept up over long term, the quality of everything choice I make suffers from it. However, I have not forgotten about commitment. I also know that the frequent changes in routine make it easier to break them, it makes them seem inconsequential. Therefore, though only five minutes have gone into thinking up this routine, those minutes were spent focused, and this routine shall be final: until the end of this diary, you shall follow it, and under no circumstances, barring the truly exceptional ones, are you to break it. Each cycle lasts one week, with a rest day set on Sunday. From Monday to Wednesday included, you will go to sleep at 2130, and wake up the next day at 8. For the rest of the week, you are free to go to sleep at whichever time, but are to wake up at 10. You are to do everything in your power so that you go to sleep at 2130 on the indicated days. On Sundays, you are to truly rest, or in other words, you must not feel like shit at the end of it. I will allow exactly one adjustment to be done to this routine, should you find one necessary. Excepting that, this is the routine you will follow, for the next four months. Godspeed.</text:p>
      <text:p text:style-name="Normal"/>
      <text:p text:style-name="Normal">Week 8</text:p>
      <text:p text:style-name="Normal">Day 3 (83)</text:p>
      <text:p text:style-name="Normal">A0:0.4</text:p>
      <text:p text:style-name="Normal">Bad. Why? I'm not even sure where things went wrong, but they did. Just, straight up bad play. What should I do? Recognize what went wrong, or actually, you don't even need to do that. That's right, the only thing you ever needed to do was what's right. What should be done. </text:p>
      <text:p text:style-name="Normal">Also, lately you've been trying to focus hard in everything you do, but I just experienced something rather interesting: in kanji learning, you performed much better when relaxed. For certain, more factors were involved, but, well, it does say something about trying too hard. What about a relaxed kind of focus then? God knows what that is, I certainly don't. A relaxed kind of focus just might be the best kind of focus, theoretically speaking. Situation-dependent, sometimes, you need the speed that comes with hard focus.</text:p>
      <text:p text:style-name="Normal">Rambling on again. The first half of the day wasn't bad, even the second half wasn't horrible, it was the last part that went wrong, and you let that influence you to the point you thought the entire day was wasted. Clouded judgement. Your emotions took over. The most dangerous part is when you're relaxed: you don't see time pass then. You have no notion of how much you're losing out on. All the opportunities you forsake unawares. As such, whenever you relax, mark the time when you start, keep it in your head, etch it there, the minute you start relaxing. Then judge, in both a relative and an absolute scope.</text:p>
      <text:p text:style-name="Normal"/>
      <text:p text:style-name="Normal">Week 8</text:p>
      <text:p text:style-name="Normal">Day 4 (84)</text:p>
      <text:p text:style-name="Normal">A0:0.2</text:p>
      <text:p text:style-name="Normal">A routine is establishing itself, but it is not in its best state. There are multiple times of the day when it is especially bad: right after breakfast, and right after dinner. That's when you waste the most time. The breakfast one is a royal pain because it means everything gets delayed. The dinner one means you still have to go through your Japanese lessons before writing, and subsequently you start writing past midnight. December last year, you wrote earlier, and it was... fun. Granted, our style has changed since then, but, well, I think you can have more fun if you're not literally falling asleep as you think. Furthermore, it's a vicious cycle, it means that you start the next day later, and the lateness self-perpetuates. It will stabilize, it is stabilizing, but that only means that things have gone about as downhill a they get. So, it's absolutely important that tomorrow, you watch out for these two times. In fact, let me set alarms specifically for them. Oh, by the way, tomorrow's a rest day, but you will rest properly. </text:p>
      <text:p text:style-name="Normal"/>
      <text:p text:style-name="Normal">Week 8</text:p>
      <text:p text:style-name="Normal">Day 5 (85)</text:p>
      <text:p text:style-name="Normal">A0:0.0</text:p>
      <text:p text:style-name="Normal">Today is a bit different, we don't get to sleep at home. but where we're sleeping, we get to watch movies. And, in particular, I got to watch a movie alone. Kiki's delivery service. Ghibli. A comment on a YouTube video I don't remember stuck with me: Disney movies tell you “Welcome!”, Studio Ghibli movies tell you “Welcome back.” It sounds better in Japanese, but we're doing English here. The movie had so many things that I like, but the most important is flight. You know? Sometimes I fly in my dreams, and, well, it feels so much like how Kiki flies. Less free, but otherwise very similar: the clumsiness, the speed, the control, and the amount of willpower necessary to rise just a little. But, unlike Kiki, in my dreams I don't get to fly very high. In my dreams, there's always an invisible ceiling, and even though there's more sky above, I can't go up. I wonder if one day, I become strong enough to escape that place, I'll do it by flying? By breaking through that invisible barrier. That's what Orion does, or rather what he'll do in my imagination.</text:p>
      <text:p text:style-name="Normal">You know, I don't know what'll happen in the immediate future: will I write myself to sleep, or will I write and then watch Spirited Away? I took some coffee, a few hours back. Oh, in case you're wondering, it's 2am. It's a rest day, and while I don't know about feeling rested, I'm certainly feeling in peace. Ah, I think I'll fall asleep at some point. Things are rather peaceful right now after all. Hm. Relative peace, absolute peace. My emotions fluctuate, and when in one state, I don't understand states with opposite emotions. Right now, I'm wondering about the times I imagine myself fighting and enjoying myself. What is it that's fun? It's the action, the act of giving everything I have, and the fact that only the very best play is acceptable. Because, in my imagination, I exclude the pain of bleeding, the coldness of the steel, the numbness of the wounded limbs, the fear of death, the panic, those very real things that would be in the fights I imagine, should they be real. What's in my imagination is... half-assed. The things I want, they come from combat sports, not from true fights to the death, so I really ought to limit my thoughts. I don't like the hypocrisy, the idealism.</text:p>
      <text:p text:style-name="Normal">Hypocrisy is the wrong word, but, the idea is there, somewhere. You know that that won't do? You'll need to be more precise with your words, you have to be capable of expressing exactly what you want to say. Words are art, in more ways than one. Let's get back to ours, shall we?</text:p>
      <text:p text:style-name="Normal"/>
      <text:p text:style-name="Normal">Week 8</text:p>
      <text:p text:style-name="Normal">Day 6 (86)</text:p>
      <text:p text:style-name="Normal">A0:0</text:p>
      <text:p text:style-name="Normal">I'm forgetting about A0, aren't I? Yes. Also, I'm having trouble adjusting to this sudden shift of pace. I'm in a rush to get to writing, and I can't write when I'm in a rush. So unrush yourself. We don't have time for dinner, and I'm not even sure we'll be able to eat dinner in time. Oh, looks like we will, but we'll have to give up writing time for it. It's because we were so late to eat lunch. Granted, the circumstances were beyond your current capacities. I'm considering using that change in routine here, but I'll wait and see. I'll wait at least for the next three days to be over. Oh, and also, I realized just how subconsciously reluctant I am to put true effort into things. I was dealing with the programming homework, and I realized just how poor my ability to calculate was. My ability to play one move after the other in my head. I'm lazy. I have to change that.</text:p>
      <text:p text:style-name="Normal"/>
      <text:p text:style-name="Normal">Week 8</text:p>
      <text:p text:style-name="Normal">Day 7 (87)</text:p>
      <text:p text:style-name="Normal">A0:0.3</text:p>
      <text:p text:style-name="Normal">No time for writing today. Barely any time to write here. Just, gotta, keep it up. Do better, and keep it up. I say that every time, but am I actually doing better? I have to think about it in the moment. I have to do my best in the right moments, so that I don't use up all my energy to leave lots of things to do. It's all about the moment. Be in the moment. Forget awareness, just be in the moment. Observe, from relative and absolute standpoints. Just, observe. Right now, what should you do. Right now, what are you doing. Ahh, it all comes down to awareness. Then show it to me, show me that you can be aware.</text:p>
      <text:p text:style-name="Normal"/>
      <text:p text:style-name="Normal">Week 9</text:p>
      <text:p text:style-name="Normal">Day 1 (88)</text:p>
      <text:p text:style-name="Normal">A0:0.2</text:p>
      <text:p text:style-name="Normal">To put things bluntly, this is the closest to panicking that I've been in a while (not counting the nightfront). The homework that I'm doing is proving more daunting than I'd expected, a lot more so, and my incapacities to organize things properly in my head, to see things through without getting distracted, they had me do think things over and over and over again. Calm and collected analysis of the situation has been attempted and thwarted by the same incapacities mentioned above, and only distance and time away from the homework allowed me to properly expose to myself what I have to do. This needs to change. I'm unable to act properly in the heat of the moment, despite my attempts. Like everything else out in this world, this too is a skill, and like all skills, it needs to be honed. Yours is blunt, let's sharpen it up, with consistent practice.</text:p>
      <text:p text:style-name="Normal"/>
      <text:p text:style-name="Normal">Week 9</text:p>
      <text:p text:style-name="Normal">Day 2 (89)</text:p>
      <text:p text:style-name="Normal">A0:0.5</text:p>
      <text:p text:style-name="Normal">Had a... hard time coming here today. Used up all of my willpower throughout the day, and I was left with little to none. But you know what the best part is? That I'm here. Everything else that needed doing was done, and granted, also some stuff that didn't need doing, but the end line is, now I'm here. You're not happy with me, no, it takes more for you to be happy. Happiness comes at a high price, and a muddy victory like this just won't satisfy you, but I offer it to you anyway: take it, it's what our efforts earned us, it is a testament of our growth, however small it may be, however much music we needed to listen to, however much time we needed to stay awake just to regain enough willpower to come here. </text:p>
      <text:p text:style-name="Normal">You know, I think it must have been my delusions. I believed that in the past we had so much willpower to output, and that we were capable of outputting it in an explosive manner. Because of that belief, I told myself that I had no willpower whatsoever lately, as I was incapable of summoning it up. That's probably true to an extent, but in all likelihood not to the extent that I thought. If willpower is like energy, which I trust it is, then ours is currently low because we've been using it consistently. In short, it will likely stay low for... some time, until we get used to this output, and we will be incapable of the explosive outputs you're thinking of, those that happened under specific circumstances. Of course, that's assuming you will maintain these levels of output for an extended period of time, and judging from your past records... I wanna say good luck, but, it's not about luck. It's about strength. True strength. The will to commit to something, through and through. Oh, by the way, we are using the one change at our disposition: we won't write on the days we sleep early, meaning Mo, Tu and We. So, that's it, this is the routine we're giving ourselves for the next few months. Good luck, though once again, you will need strength more than luck. I want you to show me strength, more than luck. I want you to become stronger throughout this. Make it meaningful. Don't make this a waste.</text:p>
      <text:p text:style-name="Normal"/>
      <text:p text:style-name="Normal">Week 9</text:p>
      <text:p text:style-name="Normal">Day 3</text:p>
      <text:p text:style-name="Normal">A0:0</text:p>
      <text:p text:style-name="Normal">Total collapse.</text:p>
      <text:p text:style-name="Normal"/>
      <text:p text:style-name="Normal">Week 9</text:p>
      <text:p text:style-name="Normal">Day 4</text:p>
      <text:p text:style-name="Normal">A0:.5</text:p>
      <text:p text:style-name="Normal">The difference between yesterday and the day before it is quite striking. Yesterday was just total collapse, played video games all day even though rest day is supposed to be tomorrow, it went on <text:s text:c="1"/>through the night and then there was the cherry on top. I have a theory as to why: I was exhausted. I allowed the day before's victory to get to me, I was complacent, and I was too tired to get my shit together. Should I stress the importance of taking naps? Maybe. Now that I think about it, it's especially because I'm mentally tired that I will tend to not take naps, I'll want to play games instead. In short, you have to rest before it's completely necessary. Like lithium batteries, don't allow yourself to get into critically low levels of energy, recharge before that happens. Of course, this is so much easier said than done. But now, at the very least, you do know the cause of so many of your past losses. Or rather, you know how to avoid them, on a theoretical level. </text:p>
      <text:p text:style-name="Normal">In other news, I got glasses today! Yayyyyy! In more important news, today was Nenechi's 3rd year anniversary live!!! Is this the first time I talk about Nenechi? Strange, given how hard I simp for her. I could go on a tangent about glasses and the gifts in the curse of having bad eyes now, but I won't. I won't.</text:p>
      <text:p text:style-name="Normal"/>
      <text:p text:style-name="Normal"/>
      <text:p text:style-name="Normal">Week 9</text:p>
      <text:p text:style-name="Normal">Day 5</text:p>
      <text:p text:style-name="Normal">A0:0</text:p>
      <text:p text:style-name="Normal">Not much to say about today, but I do wish to talk about yesternight. Why am I having so much trouble facing nightmares? Why has it been so hard lately? Why was it so hard to be courageous yesternight? Why did I lose in a battle of willpower? No, I think there's actually something going on with the levels of willpower I can muster. Is it as I said a few days ago? Is it something else? If it is, then I have absolutely no clue what it is. I think the problem lies in me. Something has changed. It doesn't help that I'm constantly trying to change myself, so that I have no idea which changes induced this loss of willpower. Sigh, I think this can be best solved through other changes. I have to become stronger. And here I thought that was exactly what I was trying to do, the results certainly tell a different story. Stronger. Actual strength is expensive. Actual strength requires some serious amount of willpower, amounts that make my brain pre-emptively avoid them. Me against me. Been a very long while since I thought that. I guess that's what's gonna need to happen: I'll have to overcome myself. Of course, I don't actually believe I'm going to achieve that, no. What I think is going to happen is that I'll try for a while, and then I'll start forgetting it, gradually, until it completely slips my mind and we continue our daily lives. Judging from my experiences, that's what will happen. So you know what? I don't want to be right.</text:p>
      <text:p text:style-name="Normal">Two weeks ago, we had a similar talk. And we forgot. I do not wish to forget. I do not wish for it to slip my mind. The one I have to face, it's me. The one I have to overcome. But I can't go in thinking I have to fight myself. If I am to have a reason to fight every day, it has to be a good one. And that's exactly the problem: we don't have any, or if we do, the current me doesn't know it. So what do we do? Do I go in anyway? Empty handed? A reason to fight. That's against your principles, isn't it? Having a reason. Against the old you anyway, but I don't think we can erase your ways of thinking that easily, <text:s text:c="1"/>your beliefs still reside in you, dormant. Or maybe, those beliefs, even now, in your heart of hearts, you think them true, so you can't throw them away. True strength, formed from the most extreme of examples. That belief comes from a certain ideal I had... In the past, and maybe even now, I wanted a passion, something I would truly yearn for, something that would make me happy, that I could lose myself in. And I wanted it to be a true passion, the real one. And to determine if something was my true passion, it was very simple: I don't want to become enamoured by the piano because when I was little, I played it and people praised me for it and I liked that; I don't want to become a boxer because I gained others' affirmation from it; I don't want to become a programmer because I played around with a computer when I was little and I was able to do this and that and I liked the power it gave me. I was very curious about why people had dreams, so I asked whoever I could if they had one, and why, and I read stories about people who had dreams, and at some point, I understood: people have dreams because their circumstances make them. I didn't want that. I was a purist at heart. If I was to have a dream, a passion, anything, then it had to be a passion without anything forcing it on me. I would consider a dream true, only if I still had it even if I were alone in the universe, and there was nothing, no stars, no planets, no particles, just void and me, only if I would still have that dream as a dream when there were no circumstances. I was greedy, and I probably still am. Of course, you could argue that lack of circumstances is a circumstance per se, but that's beyond the point. I was childish: if I was to have a passion, a dream, then it had to be a dream no matter what happened, it had to be my passion regardless of which parallel dimension I was in. My, I rambled on quite a bit didn't I? Let's cut to the chase: true strength is, to me, the ability to act without circumstances. Now that I think about it, to me it's synonym with freedom: having control over myself.</text:p>
      <text:p text:style-name="Normal">To me, that guy, Buddha, he was strong, and he was free. At least, the image I have of him is. Also, this is my first time putting these two things close to one another, my definition of dreams and my definition of freedom, so this is the first time that I notice that something's off. Those two things should be converging onto the same thing. In my head, achieving my dream also means finding true strength. My, too influenced by theories of everything, aren't we? Maybe, but I like the elegance of that idea, that everything should ultimately be... one? Bad way of putting it, but it's close enough.</text:p>
      <text:p text:style-name="Normal">True strength. Passion. Freedom. Dreams. Dream and passion are synonyms to me. Reader, do you know why? I don't really. Instinctively, I feel I know, but I haven't put it into words. Ah, I'm feeling freer. Because I acknowledged you, reader. My codename is Harmony, and someday, others will read this, though that was not the original purpose of this file. You are reading this. In my head, it's because God wants you to, because God wants you to know how I've come to be who I was, and to see all my flaws and all my humanity. Because, if things go according to my plans, Codename Harmony will have stayed anonymous until the very end and beyond, and people have a tendency to... idealize others, especially those they don't know.</text:p>
      <text:p text:style-name="Normal">One of the reasons I wrote all this is because I hoped I'd forge a reason to fight everyday somewhere along the way. Yeah, it didn't happen. Oh, there is one thing about today worth talking about: this morning, I thought that if I were to make writing my passion, I would have to take it very seriously. I would have to make every last minute count, and be focused all throughout, just as I did in my Apex sessions. </text:p>
      <text:p text:style-name="Normal">True strength, freedom. Earlier, I felt the key to doing my best everyday was knowing and remembering a certain something, but I wasn't sure what. Whatever, theorizing ultimately always led to the same conclusion I have reached now: the only thing I can do is play the best moves I can think of. Know and remember what, I wonder. Who knows, I for one don't.</text:p>
      <text:p text:style-name="Normal"/>
      <text:p text:style-name="Normal">Week 9 </text:p>
      <text:p text:style-name="Normal">Day 6</text:p>
      <text:p text:style-name="Normal">A0:.4</text:p>
      <text:p text:style-name="Normal">Something's wrong with me and I don't know what. If I were to make a guess, I'd say that I am overestimating the total amount of willpower at my disposal, and end up overusing it early in the day. But that's just a guess. Don't get me wrong, it's nothing catastrophic, it's just, I have a hard time maintaining discipline, focus, all those things. What should I do? If my guess is correct, what should I do? If it isn't, what's wrong with me? If it isn't, then I just have to build discipline. Yeah, easy to say, that's the thing: we've tried. We've tried time and again over the course of... eight or so years. Sure we'll keep on trying, but isn't there a better solution? A better play to suit my resources? </text:p>
      <text:p text:style-name="Normal">No, I think I do know why you're like this: it's because of yesternight. Yesternight, you took writing very seriously, the most seriously you've taken it yet. We went stopped at 4am, but that was because you made yourself stop, we could have gone on. It adds up with the other day's burnout: you overspent yourself one day, and the next you're low on willpower. I see, so what I'm overestimating are not my reserves, but my recharge rate. Even the good night's (really, morning's) sleep we had wasn't enough to recover my willpower. Thing is, if it comes to writing, I don't think I'll have any willpower problem, but that's neither here nor there, I fully plan to write as seriously as I can, as much as I can. But I think we have a good grasp of the situation now. Willpower... It can be artificially generated through music, coffee, or those kind of things, but that's just curing the symptoms, we need to deal with the real problem. Naps don't do help quickly enough, so I'd need two full night's sleep in a row to get back in good shape. In one night. Yeah that's gonna be tough chief. Alternatively, there is something we can try. Working out. Wait, wait, wait, hear me out. Workout, but this time, I swear, I promise, I... pledge (?), this time we don't try to kill ourselves by way of workout with every workout. This time, it's going to actually be light. No bullshit, no additions, no nothing, just, a light workout. Like, really, light. Just shadow boxing. </text:p>
      <text:p text:style-name="Normal">We've done that before. In fact, it's our most recent regimen. Yes, and should I remind you that it ended up with you being tired after each session? That's right, you only know how to give it your all, or your nothing. Anything in between is blasphemous and ought to be cleansed with holy fire. </text:p>
      <text:p text:style-name="Normal">Do we do it? I have memories. Also, I want your body to look good. </text:p>
      <text:p text:style-name="Normal">Oh, you know what? Fuck your light workout, we're going hard. Well, not hard, but we're gonna do it seriously. </text:p>
      <text:p text:style-name="Normal">And that's supposed to help alleviate my willpower problem? By the sounds of it, it's just gonna make it worse. What dual enhancement do you think we're gonna get with that? It's just an attempt to get back to that five-day cycle routine, when it was usable. Fuck me, that was two months ago already? University did us dirty, just two lessons a week and that routine was killed. Yeah, we'll do it, we'll work out. Fair, hopefully it'll help. If anything, it might force us to take a nap, and naps might be better than we think. Seriously, take them. You've kept on saying to yourself to take them, but we haven't taken a nap in weeks. Fair enough, fair enough.</text:p>
      <text:p text:style-name="Normal"/>
      <text:p text:style-name="Normal">Week 9</text:p>
      <text:p text:style-name="Normal">Day 7</text:p>
      <text:p text:style-name="Normal">A0:0</text:p>
      <text:p text:style-name="Normal">Nothing much to say. Actually, one thing: you've started trying to manage your energy. You've determined at which times you felt tired and whether you could rest or not, and what type of rest. Today, before going to university, I wanted to both relax and focus. Ok, it's not easy to explain, but basically chill and have fun without losing my concentration for studying. So, I played DMC5. And I think it worked. Basically, what I'm trying to say is that those were good calls, so keep them up.</text:p>
      <text:p text:style-name="Normal"/>
      <text:p text:style-name="Normal">Week 10</text:p>
      <text:p text:style-name="Normal">Day 1</text:p>
      <text:p text:style-name="Normal">A0:.6</text:p>
      <text:p text:style-name="Normal">Entering the double digits, nante medetai koto ni. Is that even correct? Who knows. Whatever. Of all the places from where I'd right an entry, the train certainly wasn't on my mind. Who knows from where we'll write next, maybe the space station? I wonder what that would be like. The unmasked cosmos, <text:s text:c="1"/>seen from where our planet can't veil it. But that will likely stay a momentary dream. No, the dreams I want to talk about are those that you've actually had. The nightfront. Particularly aggressive yesternight, and it would have been so the past few days too had it not been for God. And our talking to him. Your behaviour in our dreams, it's... not what I wanted. We can fight others humanoids, but when it comes to other animals, you can't? You have too much respect for them, you exaggerated their power in your mind, so much so that you're scared of them. And simply, no. Whatever comes my way, I'll face it. However invincible an attacker is, I'll face them, with everything I have. After all, that's... That's what a part of us wants. That's how we'd face Union, or anyone. That's how we'd have fun. Oh, you're right. yes, true fun, is what you'd call it. I wonder if you'll still call it that in the future, though I think you won't. And, not just entities, everything that scares us, everything that intimidates us. Conquer our fears, and decide the best course of action cool-headedly. The first step is facing your fears, the second is conquering them. Without the second, the first is useless. Or rather, it only serves to make it easier to face your fears next time. But if you don't conquer them ultimately, facing your fears is useless. You've known that for a while, and yet you've forgotten, and as such all you've done is step 1 on repeat. Step 1 is only useful if step 2 is performed. It's not easy, and nobody fucking knows how to conquer a fear, I barely even understand what that implies, but that's what needs to be done. Tonight, we dream. Tomorrow, we write. </text:p>
      <text:p text:style-name="Normal"/>
      <text:p text:style-name="Normal">Week 10</text:p>
      <text:p text:style-name="Normal">Day 2 (65/168)</text:p>
      <text:p text:style-name="Normal">A0:</text:p>
      <text:p text:style-name="Normal">Null</text:p>
      <text:p text:style-name="Normal"/>
      <text:p text:style-name="Normal">Week 10</text:p>
      <text:p text:style-name="Normal">Day 3 (66/168)</text:p>
      <text:p text:style-name="Normal">A0:0</text:p>
      <text:p text:style-name="Normal">I have things to say, both about today and yesterday. I didn't write here yesterday. I was doing well, and, I burnt out. So I played video games until late at night. Until about 3am. And then, I wrote. Very little, but I wrote. That's all I have to say for yesterday. Today, a few hours ago, I worked out. It was difficult, it was the first time in a while, and it was painful. But I like it, now. It wasn't shadow boxing. What I master in this life is my call. We only have so many hours during the day, and I decided that I wouldn't dedicate them to boxing. If there were things I were to master, they would be writing, and myself. Oh, yesterday, other than writing a couple words, I did something a lot more important: I realized why I was reluctant to read my own writing. Yes, in part because of my wish to distance myself with it, so that I can see it more objectively later, but that's just the tip of the iceberg. The main reason is that very often, I don't like my own writing. Sometimes, I enjoy the process, and I can't stand not liking something that I enjoyed making. It's difficult. But now that I see that, now that I see that my writing isn't good, I can also see that there's so much to be done. I still have a long way to go in writing, and in life. God, may I ask you to grant me enough time for both?</text:p>
      <text:p text:style-name="Normal">Earlier, I wondered if God and the Devil were circumstances, rather than entities. Hm, it's hard to explain, but basically, instead of being personifiable, what if they were everything around us? I mean, I've made that claim before, but I want to put the accent on the fact that they aren't entities, but, circumstances. Circumstances is the wrong word, but it's the closest one I found. Environment, situation, a mix of all these, and more. All languages have their limitations, as do our expressive skills. Well, this image is certainly more believable to me than a physical being, or just a being. Who knows what the truth is, I certainly don't. Let's leave my wonderings aside. </text:p>
      <text:p text:style-name="Normal"/>
      <text:p text:style-name="Normal">Week 10</text:p>
      <text:p text:style-name="Normal">Day 4 (67/168)</text:p>
      <text:p text:style-name="Normal">A0:0</text:p>
      <text:p text:style-name="Normal">Not much to say, not much at all. When conversing with others, you still lose your awareness, but that should go away with time. Nothing impressive today, though you were lacking. Ah. One consideration: when you're feeling both tired and relaxed, you become complacent. What should we do about that? Is it even an issue? If those feelings were a request from my body, they would be a request to rest. A very strong one at that. What should I do about it? Should I go against it? No, I think it's a mistake to generalize the answer to such a question, this demands a case-by-case study. Should I have gone against it earlier? I lacked a reason to. Even now, I still do. I see, that's problematic. You do have objectives, but you seem to lack... determination, the will to see them through. So you lack determination, that's the answer that you found. A strange one, given the question, but it makes sense. I wonder if determination is something that can be trained. Somehow, I don't think so. Would I still lack determination if we'd been writing fantastic stories? Maybe not. But we have to write normal stories well before you're allowed to use magic. Choices, choices, choices, it's all about them. Always will be. The path you choose now, where will it lead you, ten years down the road? If you choose to sleep, where will you be? If you choose to write, will you be happy? If you choose to code, what will you have? In ten, twenty, thirty years, or in ten days, how will this choice have influenced us? Ask the me from the future, or God if it knows, if you really want to know. This is not chess, and even if it were, we'd still play based on our feelings, because we cannot see far into the future. But even if I don't know, just being aware of the fact that this choice, that every choice leads to a different path, makes me want to take it more seriously.</text:p>
      <text:p text:style-name="Normal"/>
      <text:p text:style-name="Normal">Week 10</text:p>
      <text:p text:style-name="Normal">Day 5 (68/168)</text:p>
      <text:p text:style-name="Normal">A0:0</text:p>
      <text:p text:style-name="Normal">I'm losing it. Again. My focus, my awareness, my intelligence, my willpower, everything is falling apart again. Why? Too long without a proper break? I do not know. But I can see that everything is slowly coming apart. And if this keeps up, all will be undone. So what should I do... First of all, calm down. You are calm, but you're allowing your emotions to run you. You're looking at the world through veiled eyes, you're looking at yourself with bias. Absolutely speaking, things are not that bad, relatively speaking, you have not been faring well these last few days. What should we do? I see two extremes: break off from routine and play as we see fit, as we go, or enforce routine at all costs. </text:p>
      <text:p text:style-name="Normal">No, I know what's up: I'm tired. I am. I have rested neither properly nor enough. That's what I've been doing lately. So I am reduced to this state. Of self-doubt, of lack of discipline. Of poor decision-making, of lack of judgement. What should I do to make you rested, is the question. The answer I see, right now, is to sleep. Another choice, who knows where it will lead me. Of all our plays today though, it might be the best. Of all tactics, running away is the best they say. Let's run away. Let's recover. </text:p>
      <text:p text:style-name="Normal"/>
      <text:p text:style-name="Normal"/>
      <text:p text:style-name="Normal">Week 10</text:p>
      <text:p text:style-name="Normal">Day 6 (69/168)</text:p>
      <text:p text:style-name="Normal">A0:.5</text:p>
      <text:p text:style-name="Normal">Once again on the train. Yes, I was tired yesterday. Being tired isn't good, especially in the long run. Ah, in the night front... Well, I can't be bothered to explain it here, but basically, between killing your opponent, saving yourself, and staying true to your heart, you chose the last. You stood your ground, but you did not fight. I still don't really understand what you end up doing, but, it's like, you try to force your opponent to... be good? More or less... Yes, there are a million questions you could ask about that, and I really have no clue what actually happens when I do that, but I prefer it to fighting or running. In reality, what the current me wants to do in those times is force my imagination onto the dreamworld, change it to my will. In practice, the me in my dreams ends up trying to involve God, I think. These are the early stages, so yesternight I failed and woke up, which means that I probably died in the attempt. That's to be expected, hopefully after enough tries I'll succeed. Also, I'd gone lucid while doing it, which is partially why I woke up. Alright, I have to go soon.</text:p>
      <text:p text:style-name="Normal"/>
      <text:p text:style-name="Normal">Week 10</text:p>
      <text:p text:style-name="Normal">Day 7 (70/168)</text:p>
      <text:p text:style-name="Normal">A0:0</text:p>
      <text:p text:style-name="Normal">Being tired isn't good, but using it as an excuse every time is worse. It's only by pushing our limits that, well, we push our limits. The hope is simple: make it easier to do the same next time. Of course, rest is crucial, so let's try to balance these things.</text:p>
      <text:p text:style-name="Normal"/>
      <text:p text:style-name="Normal">Week 11</text:p>
      <text:p text:style-name="Normal">Day 1 (71/168)</text:p>
      <text:p text:style-name="Normal">A0:0</text:p>
      <text:p text:style-name="Normal">Don't worry, I'll do my best so that this file doesn't get in your way. At least that much I can do, after taking what you love from you.</text:p>
      <text:p text:style-name="Normal"/>
      <text:p text:style-name="Normal">Week 11</text:p>
      <text:p text:style-name="Normal">Day 2 (72/168)</text:p>
      <text:p text:style-name="Normal">A0:0</text:p>
      <text:p text:style-name="Normal">None</text:p>
      <text:p text:style-name="Normal"/>
      <text:p text:style-name="Normal">Week 11</text:p>
      <text:p text:style-name="Normal">Day 3 (73/168)</text:p>
      <text:p text:style-name="Normal">A0:0</text:p>
      <text:p text:style-name="Normal">Because two days ago we decided upon something, this file suddenly lost a lot of its... importance? I embarked on a voyage, where I give up a part of me for writing. So, what about you, little file? What should I do about you? This voyage isn't meant to last 6 months or whatever time is left, it's meant to last... an indefinite amount of time. I have to be serious about it. Very serious. I see, this file just reminded me of that, thank you. I'll keep you, every day. I'll write, every day. </text:p>
      <text:p text:style-name="Normal"/>
      <text:p text:style-name="Normal">Week 11</text:p>
      <text:p text:style-name="Normal">Day 4 (74/168)</text:p>
      <text:p text:style-name="Normal">A0:.5</text:p>
      <text:p text:style-name="Normal">I've come to the conclusion that focusing purely on writing is not the way to become the best writer. Declaration: a better version of oneself will provide better results. In short, while putting the focus on writing, I will continue to seek to improve myself. After all, a better mind yields better output.</text:p>
      <text:p text:style-name="Normal">I see, so the instinctive link that you talked about, between becoming the best writer and becoming a the best version of yourself, becoming strong, is apparent here, in that statement. Between achieving an objective and becoming happy. I can't call it a dream, it doesn't deserve that name, I haven't earned the right to use it, not yet. But I do have it as an objective.</text:p>
      <text:p text:style-name="Normal"/>
      <text:p text:style-name="Normal">Week 11</text:p>
      <text:p text:style-name="Normal">Day 5 (75/168)</text:p>
      <text:p text:style-name="Normal">A0:.5</text:p>
      <text:p text:style-name="Normal">I wonder, why am I here? This feels like a relic from the past. Four days is all it takes for something to become a relic, huh? That's because you divide everything in eras so much. Of course something that comes from a different era will feel from a different era. </text:p>
      <text:p text:style-name="Normal"/>
      <text:p text:style-name="Normal">Week 11 </text:p>
      <text:p text:style-name="Normal">Day 6 (76/168)</text:p>
      <text:p text:style-name="Normal">A0:0</text:p>
      <text:p text:style-name="Normal">Commitment. I may have commitment issues. Will I finish this thing, even? If I don't, if I stop now, there's no guarantee that I won't stop early, that I won't stop before this thing is even supposed to end. For that alone, I should continue? </text:p>
      <text:p text:style-name="Normal"/>
      <text:p text:style-name="Normal">Week 11</text:p>
      <text:p text:style-name="Normal">Day 7 (77/168)</text:p>
      <text:p text:style-name="Normal">A0:.3</text:p>
      <text:p text:style-name="Normal">But what do I even say here if I were to continue? What would I come here for? To say I mean. What would I do here. Who knows. It's the worst, when, instead of not having reasons to continue, we have reasons to stop. We do? Do we now? Who knows, right now, I'm lost. What were you thinking about earlier, that sounded like a good idea to write? A good story idea. I forget. Probably had to do with the sky. </text:p>
      <text:p text:style-name="Normal">I remember now, it was about a boy who lives in a city, alone. There is no one else in the city, but life goes on as usual. School, lunch, groceries, TV, walks. It's a peaceful life. </text:p>
      <text:p text:style-name="Normal"/>
      <text:p text:style-name="Normal">Week 12</text:p>
      <text:p text:style-name="Normal">Day 1 (78/168)</text:p>
      <text:p text:style-name="Normal">A0:0</text:p>
      <text:p text:style-name="Normal">Every last fight is won in two places, in two times: inside the ring, during the fight, and outside the ring, during our lives. This can be generalized to any and all events: the way we handle them will be decided by these two factors. But why am I telling you this? Because we humans are creatures who love repetition, we find comfort in it. It starts from infanthood, and it continues until death. We like repetition, it's... reassuring. </text:p>
      <text:p text:style-name="Normal">Enough of that, let's analyze ourselves. Something about your own actions you didn't like. First of all, we have to note that our current thought patterns are what lead us to those actions. Observation is needed, but observation without correction is useless. So, when a situation arises, observe your thoughts, observe your reaction to it, judge it, judge the first thoughts that emerge, and those you consider. Especially those you consider. Are they truly worthy of consideration? What do they bring? But that's enough methodology, I want observation. Analysis of your earlier behaviour. Somewhere not so deep, you felt... challenged, like, someone was on their high horses, and you felt you had to show that you were better. Those are emotions. Emotions I'd rather not have. But what about your immediate thoughts? They didn't deal with that, your thoughts reflected your person: the first thing you thought about was how to diffuse all emotions and keep things calm. There was no adversity or anything, but you preemptively tried to make a peaceful atmosphere. Fair, not a bad thing. And yet, there was something in it that I didn't like. That I don't like. Ah, first of all: you sought peace, because that was our default. You fell back to default, right away. </text:p>
      <text:p text:style-name="Normal">In other words, you did not think. You allowed everything around you to carry you. No, instead, you should have considered your options: what could arise from this situation? Ah, I see, so subconsciously, you did consider that, but you only consider the negative possibilities, you did not look at overall options. You're passive by default, you're peaceful by default. That's a not a bad default, don't get me wrong, but, well, it won't be enough for our purposes. You can be peaceful by default without being passive. Stay peaceful, but, consider. Consider the possibilities. Wait, that's what I'm saying because that's the first thing that comes to mind. We are trying to redefine our thought patterns: could there be better options? Definitely. No, I don't know about definitely, but I can say 'maybe' without scruples. Instead of considering what you could make of this situation, which frankly, wouldn't be very typical of you, what could you do? If we're looking for something typical from me, it would be observation. It would be passive, but that's okay. In the interaction with external, we're passive, but internally, we're active. And that's all I ask of you. So set default to observation. Not defuse, not greed, observation. In short, our thoughts should start with the question: 'what's happening?'. </text:p>
      <text:p text:style-name="Normal">Ah yes, another one of these theoretical talks. I wonder how it'll be in practice. Probably forgotten in a matter of days. We'll see. The alternative to trying something is not trying, and that's not very appealing to me.</text:p>
      <text:p text:style-name="Normal"/>
      <text:p text:style-name="Normal">No, wait. Not observation. Observation is the wrong word here, what you'll want to do is have a grasp of the situation. Understand what's going on. And do it quickly. As quickly as you can. From that understanding, options, branches will arise. I do not know of what type, and I think from there on it falls to a case-by-case, but still, you might want to look at what kind of thoughts come to you after understanding the situation. That's right, don't forget that you are part of the situation, you're a part of what makes it. It wouldn't hurt to understand yourself too then.</text:p>
      <text:p text:style-name="Normal"/>
      <text:p text:style-name="Normal">Week 12</text:p>
      <text:p text:style-name="Normal">Day 2 (79/168)</text:p>
      <text:p text:style-name="Normal">A0:?</text:p>
      <text:p text:style-name="Normal">Much to say if I said so, not much if I decided otherwise. I'm not in the mood for talks, I do not wish to describe today. Not a particularly pleasant day, but that has to become irrelevant, because, we're here to write. </text:p>
      <text:p text:style-name="Normal"/>
      <text:p text:style-name="Normal">Week 12</text:p>
      <text:p text:style-name="Normal">Day 3 (80/168)</text:p>
      <text:p text:style-name="Normal">A0:?</text:p>
      <text:p text:style-name="Normal">Yo. I guess until I truly have something to complain about, I won't be saying much here. Maybe, or maybe when I have something I really want to say. When I feel like it, that's what it boils down to. </text:p>
      <text:p text:style-name="Normal"/>
      <text:p text:style-name="Normal">Week 12</text:p>
      <text:p text:style-name="Normal">Day 4 (81/168)</text:p>
      <text:p text:style-name="Normal">A0:?</text:p>
      <text:p text:style-name="Normal">We didn't write for this day, but... we do have something to say. Let's say it in the next entry.</text:p>
      <text:p text:style-name="Normal"/>
      <text:p text:style-name="Normal">Week 12</text:p>
      <text:p text:style-name="Normal">Day 5 (82/168)</text:p>
      <text:p text:style-name="Normal">A0:?</text:p>
      <text:p text:style-name="Normal">Well done. Our first victory in a long while. Well done. Keep up the seriousness, we still have stuff to get done. I won't spend time congratulating you here, we've done that in person. Oh, but i do wish to say that winning in a battle of willpower is rather... heartening. You know, it feels good to win, when all I've known for a long time is defeat. So yeah, well done. Our changes seem to finally have an impact, because this victory was directly thanks to the new things you've had me do, and the seriousness you've had me keep. Somewhere, in that file that we deleted, that gave us our victory, you said that we hadn't changed, that all we did was lose, and that we'd been doing so for the past ten years. Of course that's not true. You'd let your emotions speak for you, and in fact, those emotions eventually led to us winning. Because, along the way, they changed. Just like you did. Keep it up.</text:p>
      <text:p text:style-name="Normal"/>
      <text:p text:style-name="Normal">Week 12</text:p>
      <text:p text:style-name="Normal">Day 6 (83/168)</text:p>
      <text:p text:style-name="Normal">A0:0</text:p>
      <text:p text:style-name="Normal">None</text:p>
      <text:p text:style-name="Normal"/>
      <text:p text:style-name="Normal">Week 12</text:p>
      <text:p text:style-name="Normal">Day 7 (84/168)</text:p>
      <text:p text:style-name="Normal">A0:0</text:p>
      <text:p text:style-name="Normal">Though I have not been writing here a lot, I'm happy to say that so far, victory was not followed by collapse. So far, we've kept on winning, and, it will be that way for a long time. A very long time. Good wins, keep them coming. </text:p>
      <text:p text:style-name="Normal"/>
      <text:p text:style-name="Normal">Week 13</text:p>
      <text:p text:style-name="Normal">Day 1 (85/168)</text:p>
      <text:p text:style-name="Normal">A0:0</text:p>
      <text:p text:style-name="Normal">Nothing to say about today. Oh, yesterday, we might have found a way to level that mountain to the ground. To earnestly begin mastery of writing. Other than that, I guess, I could say that I'm in the train right now. Average day, really. I wonder if it'll also be an average night.</text:p>
      <text:p text:style-name="Normal"/>
      <text:p text:style-name="Normal">Week 13</text:p>
      <text:p text:style-name="Normal">Day 2 (86/168)</text:p>
      <text:p text:style-name="Normal">A0:.5</text:p>
      <text:p text:style-name="Normal">I have just found out that I severely lack focus. To be more precise, while playing Devil May Cry 5, I have focused seriously enough that I could count the opponents, see their moves coming, react to them, or predict them in the middle of combat. In short, that was the first time I actually properly focused. It only happened in bursts, the lapses are still far too many, in fact I spent more time not focusing than focusing. Well, now we know this. </text:p>
      <text:p text:style-name="Normal">In all fairness, this might be a result of our attempts to improve, there is a non-zero chance that this was physically impossible for us until recently. But there's also a very good chance that we simply have always been lazy.</text:p>
      <text:p text:style-name="Normal"/>
      <text:p text:style-name="Normal">Week 13</text:p>
      <text:p text:style-name="Normal">Day 3 (87/168)</text:p>
      <text:p text:style-name="Normal">A0:0</text:p>
      <text:p text:style-name="Normal">Very meh day today. Didn't do anything in particular, but dad did talk to us about finishing university as soon as possible. Yeah, I'll have to do that. It's not my worry right now though. Nor, in general. At some point it will be, but not now. Now, I have something else to worry about.</text:p>
      <text:p text:style-name="Normal"/>
      <text:p text:style-name="Normal">Week 13</text:p>
      <text:p text:style-name="Normal">Day 4 (88/168)</text:p>
      <text:p text:style-name="Normal">A0:0</text:p>
      <text:p text:style-name="Normal">We really have a commitment problem. I'll get to that soon, but first, today. Basically, Devil May Cry 5. That's the day. And, the night too. It almost ended in disaster. But we won. Another victory, but we shall not underestimate the opponent. Never. Hell no. Not after they kicked our asses for the past ten or so years straight. We shall underestimate none. We give all their due respect, always. </text:p>
      <text:p text:style-name="Normal">Basically, with 'focusing' as an excuse, I told myself I'd play one level of DMC5, and well, I played a little more than just one level. Earlier, me, myself and I (and whichever me I'm forgetting) have decided upon a new system, a new schedule. During our last one that we ended up forgetting because of this new... era(?), there was one thing I'd wanted, and that was the ability to make the schedule change according to times. We'll have that. Sunday is the rest day, we wake up at 9, and otherwise all is as it always was, except that we write until whatever time we want and we nap for one hour after lunch. Forced. Like, do it, you WILL be sleep-deprived. Gaming allowed on Sunday until 19, no debate over that. And, the schedule is allowed to evolve if and only if you know in your heart of hearts that a change is good. That is all for today. Sleep now, we wake up earl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